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0.35pt"/>
    </style:style>
    <style:style style:name="co2" style:family="table-column">
      <style:table-column-properties fo:break-before="auto" style:column-width="877.86pt"/>
    </style:style>
    <style:style style:name="co3" style:family="table-column">
      <style:table-column-properties fo:break-before="auto" style:column-width="46.06pt"/>
    </style:style>
    <style:style style:name="co4" style:family="table-column">
      <style:table-column-properties fo:break-before="auto" style:column-width="407.2pt"/>
    </style:style>
    <style:style style:name="co5" style:family="table-column">
      <style:table-column-properties fo:break-before="auto" style:column-width="77.81pt"/>
    </style:style>
    <style:style style:name="co6"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items">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tem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itemID</text:p>
          </table:table-cell>
          <table:table-cell table:style-name="ce1" office:value-type="string" calcext:value-type="string">
            <text:p>name</text:p>
          </table:table-cell>
          <table:table-cell table:style-name="ce1" office:value-type="string" calcext:value-type="string">
            <text:p>price</text:p>
          </table:table-cell>
          <table:table-cell table:style-name="ce1" office:value-type="string" calcext:value-type="string">
            <text:p>image</text:p>
          </table:table-cell>
          <table:table-cell table:style-name="ce1" office:value-type="string" calcext:value-type="string">
            <text:p>timesBought</text:p>
          </table:table-cell>
          <table:table-cell table:number-columns-repeated="1019"/>
        </table:table-row>
        <table:table-row table:style-name="ro1">
          <table:table-cell table:style-name="ce2" office:value-type="string" calcext:value-type="string">
            <text:p>0</text:p>
          </table:table-cell>
          <table:table-cell table:style-name="ce4" office:value-type="string" calcext:value-type="string">
            <text:p>All-new Kindle Paperwhite (8 GB) – Now with a 6.8" display and adjustable warm light – Ad-Supported</text:p>
          </table:table-cell>
          <table:table-cell table:style-name="ce6" office:value-type="float" office:value="139.99" calcext:value-type="float">
            <text:p>139.99</text:p>
          </table:table-cell>
          <table:table-cell table:style-name="ce4" office:value-type="string" calcext:value-type="string">
            <text:p>https://m.media-amazon.com/images/I/61Gih4cc2CL._AC_SY355_.jpg</text:p>
          </table:table-cell>
          <table:table-cell table:style-name="ce4" office:value-type="float" office:value="0" calcext:value-type="float">
            <text:p>0</text:p>
          </table:table-cell>
          <table:table-cell table:number-columns-repeated="1019"/>
        </table:table-row>
        <table:table-row table:style-name="ro1">
          <table:table-cell table:style-name="ce2" table:formula="of:=[.A2]+1" office:value-type="float" office:value="1" calcext:value-type="float">
            <text:p>1</text:p>
          </table:table-cell>
          <table:table-cell table:style-name="ce4" office:value-type="string" calcext:value-type="string">
            <text:p>100Pcs Joe Biden I DID That! - Sticker Decal Humor - Joe Biden Funny Sticker That's All Me I Did That - Pointed to Your Left Funny Joe Biden Campaign Logo Parody Sticker 3 in</text:p>
          </table:table-cell>
          <table:table-cell table:style-name="ce6" office:value-type="float" office:value="14.99" calcext:value-type="float">
            <text:p>14.99</text:p>
          </table:table-cell>
          <table:table-cell table:style-name="ce4" office:value-type="string" calcext:value-type="string">
            <text:p>https://m.media-amazon.com/images/I/71+YuFNXzsL._AC_SY4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1" office:value-type="float" office:value="2" calcext:value-type="float">
            <text:p>2</text:p>
          </table:table-cell>
          <table:table-cell table:style-name="ce4" office:value-type="string" calcext:value-type="string">
            <text:p>Philips Avent Anti-Colic Baby Bottle with AirFree Vent, 9oz, 1pk, Clear, SCY703/91</text:p>
          </table:table-cell>
          <table:table-cell table:style-name="ce6" office:value-type="float" office:value="8.99" calcext:value-type="float">
            <text:p>8.99</text:p>
          </table:table-cell>
          <table:table-cell table:style-name="ce4" office:value-type="string" calcext:value-type="string">
            <text:p>https://m.media-amazon.com/images/I/61I2C2vHorS._SY5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4]+1" office:value-type="float" office:value="3" calcext:value-type="float">
            <text:p>3</text:p>
          </table:table-cell>
          <table:table-cell table:style-name="ce4" office:value-type="string" calcext:value-type="string">
            <text:p>VELCRO Brand Extreme Outdoor Mounting Tape | 20Ft x 1 in, Holds 15 lbs | Strong Heavy Duty Stick on Adhesive | Mount on Brick, Concrete for Hanging, 30702</text:p>
          </table:table-cell>
          <table:table-cell table:style-name="ce6" office:value-type="float" office:value="19.99" calcext:value-type="float">
            <text:p>19.99</text:p>
          </table:table-cell>
          <table:table-cell table:style-name="ce4" office:value-type="string" calcext:value-type="string">
            <text:p>https://m.media-amazon.com/images/I/81btJiqS79L.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5]+1" office:value-type="float" office:value="4" calcext:value-type="float">
            <text:p>4</text:p>
          </table:table-cell>
          <table:table-cell table:style-name="ce4" office:value-type="string" calcext:value-type="string">
            <text:p>2022 Planner 8"x10" Size: 14 Months (Begins November 2021/2022 Calendar/ 2022 Weekly Calendar/Weekly Planner Organizer (Black)</text:p>
          </table:table-cell>
          <table:table-cell table:style-name="ce6" office:value-type="float" office:value="18.95" calcext:value-type="float">
            <text:p>18.95</text:p>
          </table:table-cell>
          <table:table-cell table:style-name="ce4" office:value-type="string" calcext:value-type="string">
            <text:p>https://m.media-amazon.com/images/I/81P05RF7Tg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6]+1" office:value-type="float" office:value="5" calcext:value-type="float">
            <text:p>5</text:p>
          </table:table-cell>
          <table:table-cell table:style-name="ce4" office:value-type="string" calcext:value-type="string">
            <text:p>Introducing Fire TV Stick 4K Max streaming device, Wi-Fi 6, Alexa Voice Remote (includes TV controls)</text:p>
          </table:table-cell>
          <table:table-cell table:style-name="ce6" office:value-type="float" office:value="54.99" calcext:value-type="float">
            <text:p>54.99</text:p>
          </table:table-cell>
          <table:table-cell table:style-name="ce4" office:value-type="string" calcext:value-type="string">
            <text:p>https://m.media-amazon.com/images/I/612Avoovbd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7]+1" office:value-type="float" office:value="6" calcext:value-type="float">
            <text:p>6</text:p>
          </table:table-cell>
          <table:table-cell table:style-name="ce4" office:value-type="string" calcext:value-type="string">
            <text:p>Pokémon Brilliant Diamond - Nintendo Switch</text:p>
          </table:table-cell>
          <table:table-cell table:style-name="ce6" office:value-type="float" office:value="59.88" calcext:value-type="float">
            <text:p>59.88</text:p>
          </table:table-cell>
          <table:table-cell table:style-name="ce4" office:value-type="string" calcext:value-type="string">
            <text:p>https://m.media-amazon.com/images/I/81ErLLyfr5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8]+1" office:value-type="float" office:value="7" calcext:value-type="float">
            <text:p>7</text:p>
          </table:table-cell>
          <table:table-cell table:style-name="ce4" office:value-type="string" calcext:value-type="string">
            <text:p>100 Pcs Forever Postage Stamps Flags</text:p>
          </table:table-cell>
          <table:table-cell table:style-name="ce6" office:value-type="float" office:value="40" calcext:value-type="float">
            <text:p>40.00</text:p>
          </table:table-cell>
          <table:table-cell table:style-name="ce4" office:value-type="string" calcext:value-type="string">
            <text:p>https://m.media-amazon.com/images/I/514nXcOyyn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9]+1" office:value-type="float" office:value="8" calcext:value-type="float">
            <text:p>8</text:p>
          </table:table-cell>
          <table:table-cell table:style-name="ce4" office:value-type="string" calcext:value-type="string">
            <text:p>100Pcs I Did That Biden Stickers, That's All Me I Did That Biden Bumper Stickers, Funny Decal Sticker Humor (A, 100 PCS)</text:p>
          </table:table-cell>
          <table:table-cell table:style-name="ce6" office:value-type="float" office:value="9.49" calcext:value-type="float">
            <text:p>9.49</text:p>
          </table:table-cell>
          <table:table-cell table:style-name="ce4" office:value-type="string" calcext:value-type="string">
            <text:p>https://images-na.ssl-images-amazon.com/images/I/6185lQRXUKL.__AC_SX300_SY300_QL70_FMwebp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0]+1" office:value-type="float" office:value="9" calcext:value-type="float">
            <text:p>9</text:p>
          </table:table-cell>
          <table:table-cell table:style-name="ce4" office:value-type="string" calcext:value-type="string">
            <text:p>Introducing Blink Video Doorbell | Two-way audio, HD video, motion and chime app alerts and Alexa enabled — wired or wire-free (Black)</text:p>
          </table:table-cell>
          <table:table-cell table:style-name="ce6" office:value-type="float" office:value="49.99" calcext:value-type="float">
            <text:p>49.99</text:p>
          </table:table-cell>
          <table:table-cell table:style-name="ce4" office:value-type="string" calcext:value-type="string">
            <text:p>https://m.media-amazon.com/images/I/51tR+nCYhIL.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1]+1" office:value-type="float" office:value="10" calcext:value-type="float">
            <text:p>10</text:p>
          </table:table-cell>
          <table:table-cell table:style-name="ce4" office:value-type="string" calcext:value-type="string">
            <text:p>Apple Watch Series 7 GPS, 41mm Midnight Aluminum Case with Midnight Sport Band - Regular</text:p>
          </table:table-cell>
          <table:table-cell table:style-name="ce6" office:value-type="float" office:value="399" calcext:value-type="float">
            <text:p>399.00</text:p>
          </table:table-cell>
          <table:table-cell table:style-name="ce4" office:value-type="string" calcext:value-type="string">
            <text:p>https://m.media-amazon.com/images/I/71gg8mPlAuL._AC_SX466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2]+1" office:value-type="float" office:value="11" calcext:value-type="float">
            <text:p>11</text:p>
          </table:table-cell>
          <table:table-cell table:style-name="ce4" office:value-type="string" calcext:value-type="string">
            <text:p>Pokémon Brilliant Diamond &amp; Pokemon Shining Pearl Double Pack - Nintendo Switch</text:p>
          </table:table-cell>
          <table:table-cell table:style-name="ce6" office:value-type="float" office:value="119.88" calcext:value-type="float">
            <text:p>119.88</text:p>
          </table:table-cell>
          <table:table-cell table:style-name="ce4" office:value-type="string" calcext:value-type="string">
            <text:p>https://images-na.ssl-images-amazon.com/images/I/51DQi-YROQL._SY430_SX215_QL70_FMwebp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3]+1" office:value-type="float" office:value="12" calcext:value-type="float">
            <text:p>12</text:p>
          </table:table-cell>
          <table:table-cell table:style-name="ce4" office:value-type="string" calcext:value-type="string">
            <text:p>JJHAEVDY Women's Bootcut Yoga Pants Crossover High Waisted Workout Leggings Stretch Non-See Through Tummy Control Flare Pants</text:p>
          </table:table-cell>
          <table:table-cell table:style-name="ce6" office:value-type="float" office:value="17.46" calcext:value-type="float">
            <text:p>17.46</text:p>
          </table:table-cell>
          <table:table-cell table:style-name="ce4" office:value-type="string" calcext:value-type="string">
            <text:p>https://m.media-amazon.com/images/I/51Qo1+3UlxL._AC_UX52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4]+1" office:value-type="float" office:value="13" calcext:value-type="float">
            <text:p>13</text:p>
          </table:table-cell>
          <table:table-cell table:style-name="ce4" office:value-type="string" calcext:value-type="string">
            <text:p>2022 Pocket Planner/Pocket Calendar: Includes 14 Months (November 2021 to December 2022) / 2022 Weekly Planner/Weekly Agenda/Monthly Calendar Organizer (Black/Brown - Pack of 1)</text:p>
          </table:table-cell>
          <table:table-cell table:style-name="ce6" office:value-type="float" office:value="9.95" calcext:value-type="float">
            <text:p>9.95</text:p>
          </table:table-cell>
          <table:table-cell table:style-name="ce4" office:value-type="string" calcext:value-type="string">
            <text:p>https://m.media-amazon.com/images/I/61S2QD2A0v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5]+1" office:value-type="float" office:value="14" calcext:value-type="float">
            <text:p>14</text:p>
          </table:table-cell>
          <table:table-cell table:style-name="ce4" office:value-type="string" calcext:value-type="string">
            <text:p>Roku Streaming Stick 4K 2021 | Streaming Device 4K/HDR/Dolby Vision with Roku Voice Remote and TV Controls</text:p>
          </table:table-cell>
          <table:table-cell table:style-name="ce6" office:value-type="float" office:value="39.99" calcext:value-type="float">
            <text:p>39.99</text:p>
          </table:table-cell>
          <table:table-cell table:style-name="ce4" office:value-type="string" calcext:value-type="string">
            <text:p>https://m.media-amazon.com/images/I/71wrIZujPI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6]+1" office:value-type="float" office:value="15" calcext:value-type="float">
            <text:p>15</text:p>
          </table:table-cell>
          <table:table-cell table:style-name="ce4" office:value-type="string" calcext:value-type="string">
            <text:p>Emerg?ncy_Keychain Car_Esc?pe Tool,2-in-1Seatbelt Cutter and Window Breaker</text:p>
          </table:table-cell>
          <table:table-cell table:style-name="ce6" office:value-type="float" office:value="24.99" calcext:value-type="float">
            <text:p>24.99</text:p>
          </table:table-cell>
          <table:table-cell table:style-name="ce4" office:value-type="string" calcext:value-type="string">
            <text:p>https://m.media-amazon.com/images/I/81e1ZNdF7e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7]+1" office:value-type="float" office:value="16" calcext:value-type="float">
            <text:p>16</text:p>
          </table:table-cell>
          <table:table-cell table:style-name="ce4" office:value-type="string" calcext:value-type="string">
            <text:p>Gel Pens, Medium Point (0.7mm), Pearl White Body, Black Gel Ink Pens, 4 Count</text:p>
          </table:table-cell>
          <table:table-cell table:style-name="ce6" office:value-type="float" office:value="3.69" calcext:value-type="float">
            <text:p>3.69</text:p>
          </table:table-cell>
          <table:table-cell table:style-name="ce4" office:value-type="string" calcext:value-type="string">
            <text:p>https://m.media-amazon.com/images/I/81KXQKOUuEL._AC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8]+1" office:value-type="float" office:value="17" calcext:value-type="float">
            <text:p>17</text:p>
          </table:table-cell>
          <table:table-cell table:style-name="ce4" office:value-type="string" calcext:value-type="string">
            <text:p>PediaSure Grow &amp; Gain with 2’-FL HMO Prebiotic, Kids nutrition shake, Vitamins C, E, B1, &amp; B2, Non-GMO, Chocolate, 8 Fl Oz Bottle, 24 Count</text:p>
          </table:table-cell>
          <table:table-cell table:style-name="ce6" office:value-type="float" office:value="51.99" calcext:value-type="float">
            <text:p>51.99</text:p>
          </table:table-cell>
          <table:table-cell table:style-name="ce4" office:value-type="string" calcext:value-type="string">
            <text:p>https://m.media-amazon.com/images/I/71mEKacbxb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19]+1" office:value-type="float" office:value="18" calcext:value-type="float">
            <text:p>18</text:p>
          </table:table-cell>
          <table:table-cell table:style-name="ce4" office:value-type="string" calcext:value-type="string">
            <text:p>Oculus Quest 2 — Advanced All-In-One Virtual Reality Headset — 128 GB</text:p>
          </table:table-cell>
          <table:table-cell table:style-name="ce6" office:value-type="float" office:value="299" calcext:value-type="float">
            <text:p>299.00</text:p>
          </table:table-cell>
          <table:table-cell table:style-name="ce4" office:value-type="string" calcext:value-type="string">
            <text:p>https://m.media-amazon.com/images/I/615YaAiA-ML._SX342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0]+1" office:value-type="float" office:value="19" calcext:value-type="float">
            <text:p>19</text:p>
          </table:table-cell>
          <table:table-cell table:style-name="ce4" office:value-type="string" calcext:value-type="string">
            <text:p>ECBANLI Bracelet Car Window Breaker, Wrist Strap with Tungsten Carbide Bead Car Emergency Self Rescue Tool, Vehicle Rapid Escape Wristbands Tempered Safety Glass Breaker</text:p>
          </table:table-cell>
          <table:table-cell table:style-name="ce6" office:value-type="float" office:value="17.99" calcext:value-type="float">
            <text:p>17.99</text:p>
          </table:table-cell>
          <table:table-cell table:style-name="ce4" office:value-type="string" calcext:value-type="string">
            <text:p>https://m.media-amazon.com/images/I/51TtoF8NPrL._AC_SX42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1]+1" office:value-type="float" office:value="20" calcext:value-type="float">
            <text:p>20</text:p>
          </table:table-cell>
          <table:table-cell table:style-name="ce4" office:value-type="string" calcext:value-type="string">
            <text:p>100Pcs Biden I Did That Stickers, 3inch Joe Biden Funny Sticker, That's All Me I Did That Decal/Humor/Funny (A, Diamond Reflective Waterproof Sticker)</text:p>
          </table:table-cell>
          <table:table-cell table:style-name="ce6" office:value-type="float" office:value="9.97" calcext:value-type="float">
            <text:p>9.97</text:p>
          </table:table-cell>
          <table:table-cell table:style-name="ce4" office:value-type="string" calcext:value-type="string">
            <text:p>https://m.media-amazon.com/images/I/61q6nun7tFL._AC_SY679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2]+1" office:value-type="float" office:value="21" calcext:value-type="float">
            <text:p>21</text:p>
          </table:table-cell>
          <table:table-cell table:style-name="ce4" office:value-type="string" calcext:value-type="string">
            <text:p>Amazon Basics Multipurpose Copy Printer Paper - White, 8.5 x 11 Inches, 1 Ream (500 Sheets)</text:p>
          </table:table-cell>
          <table:table-cell table:style-name="ce6" office:value-type="float" office:value="8.99" calcext:value-type="float">
            <text:p>8.99</text:p>
          </table:table-cell>
          <table:table-cell table:style-name="ce4" office:value-type="string" calcext:value-type="string">
            <text:p>https://m.media-amazon.com/images/I/71mwf6-21x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3]+1" office:value-type="float" office:value="22" calcext:value-type="float">
            <text:p>22</text:p>
          </table:table-cell>
          <table:table-cell table:style-name="ce4" office:value-type="string" calcext:value-type="string">
            <text:p>Blink Mini – Compact indoor plug-in smart security camera, 1080 HD video, night vision, motion detection, two-way audio, Works with Alexa – 1 camera</text:p>
          </table:table-cell>
          <table:table-cell table:style-name="ce6" office:value-type="float" office:value="34.99" calcext:value-type="float">
            <text:p>34.99</text:p>
          </table:table-cell>
          <table:table-cell table:style-name="ce4" office:value-type="string" calcext:value-type="string">
            <text:p>https://m.media-amazon.com/images/I/61LrV6Id5gL.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4]+1" office:value-type="float" office:value="23" calcext:value-type="float">
            <text:p>23</text:p>
          </table:table-cell>
          <table:table-cell table:style-name="ce4" office:value-type="string" calcext:value-type="string">
            <text:p>Wyze Cam Spotlight, Wyze Cam v3 Security Camera with Spotlight Kit, 1080p HD Security Camera with Two-Way Audio and Siren, IP65 Weatherproof, Compatible with Alexa and Google Assistant</text:p>
          </table:table-cell>
          <table:table-cell table:style-name="ce6" office:value-type="float" office:value="48.11" calcext:value-type="float">
            <text:p>48.11</text:p>
          </table:table-cell>
          <table:table-cell table:style-name="ce4" office:value-type="string" calcext:value-type="string">
            <text:p>https://m.media-amazon.com/images/I/61E8RWSXtoS._AC_SY450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5]+1" office:value-type="float" office:value="24" calcext:value-type="float">
            <text:p>24</text:p>
          </table:table-cell>
          <table:table-cell table:style-name="ce4" office:value-type="string" calcext:value-type="string">
            <text:p>Roblox Gift Card - 800 Robux [Includes Exclusive Virtual Item] [Online Game Code]</text:p>
          </table:table-cell>
          <table:table-cell table:style-name="ce6" office:value-type="float" office:value="10" calcext:value-type="float">
            <text:p>10.00</text:p>
          </table:table-cell>
          <table:table-cell table:style-name="ce4" office:value-type="string" calcext:value-type="string">
            <text:p>https://m.media-amazon.com/images/I/71SfFWK2AU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6]+1" office:value-type="float" office:value="25" calcext:value-type="float">
            <text:p>25</text:p>
          </table:table-cell>
          <table:table-cell table:style-name="ce4" office:value-type="string" calcext:value-type="string">
            <text:p>$10 Nintendo eShop Gift Card [Digital Code]</text:p>
          </table:table-cell>
          <table:table-cell table:style-name="ce6" office:value-type="float" office:value="10" calcext:value-type="float">
            <text:p>10.00</text:p>
          </table:table-cell>
          <table:table-cell table:style-name="ce4" office:value-type="string" calcext:value-type="string">
            <text:p>https://m.media-amazon.com/images/I/71g8qy0R8z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7]+1" office:value-type="float" office:value="26" calcext:value-type="float">
            <text:p>26</text:p>
          </table:table-cell>
          <table:table-cell table:style-name="ce4" office:value-type="string" calcext:value-type="string">
            <text:p>Microsoft Office Home &amp; Student 2021 | One-time purchase for 1 PC or Mac| Download</text:p>
          </table:table-cell>
          <table:table-cell table:style-name="ce6" office:value-type="float" office:value="124.99" calcext:value-type="float">
            <text:p>124.99</text:p>
          </table:table-cell>
          <table:table-cell table:style-name="ce4" office:value-type="string" calcext:value-type="string">
            <text:p>https://m.media-amazon.com/images/I/610LdTvXyFL._AC_SX38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8]+1" office:value-type="float" office:value="27" calcext:value-type="float">
            <text:p>27</text:p>
          </table:table-cell>
          <table:table-cell table:style-name="ce4" office:value-type="string" calcext:value-type="string">
            <text:p>Roblox Gift Card - 2000 Robux [Includes Exclusive Virtual Item] [Online Game Code]</text:p>
          </table:table-cell>
          <table:table-cell table:style-name="ce6" office:value-type="float" office:value="25" calcext:value-type="float">
            <text:p>25.00</text:p>
          </table:table-cell>
          <table:table-cell table:style-name="ce4" office:value-type="string" calcext:value-type="string">
            <text:p>https://m.media-amazon.com/images/I/71QMkXmLVCL._SY44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29]+1" office:value-type="float" office:value="28" calcext:value-type="float">
            <text:p>28</text:p>
          </table:table-cell>
          <table:table-cell table:style-name="ce4" office:value-type="string" calcext:value-type="string">
            <text:p>WYZE Cam Outdoor Starter Bundle (Includes Base Station and 1 Camera), 1080p HD Indoor/Outdoor Wire-Free Smart Home Camera with Night Vision, 2-Way Audio, Works with Alexa &amp; Google Assistant, white</text:p>
          </table:table-cell>
          <table:table-cell table:style-name="ce6" office:value-type="float" office:value="58.87" calcext:value-type="float">
            <text:p>58.87</text:p>
          </table:table-cell>
          <table:table-cell table:style-name="ce4" office:value-type="string" calcext:value-type="string">
            <text:p>https://m.media-amazon.com/images/I/41SyuiCk7JL.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0]+1" office:value-type="float" office:value="29" calcext:value-type="float">
            <text:p>29</text:p>
          </table:table-cell>
          <table:table-cell table:style-name="ce4" office:value-type="string" calcext:value-type="string">
            <text:p>Hammermill Printer Paper, 20 Lb Copy Paper, 11 x 17 - 1 Ream (500 Sheets) - 92 Bright, Made in the USA</text:p>
          </table:table-cell>
          <table:table-cell table:style-name="ce6" office:value-type="float" office:value="15.98" calcext:value-type="float">
            <text:p>15.98</text:p>
          </table:table-cell>
          <table:table-cell table:style-name="ce4" office:value-type="string" calcext:value-type="string">
            <text:p>https://m.media-amazon.com/images/I/815KcbzHbpS._AC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1]+1" office:value-type="float" office:value="30" calcext:value-type="float">
            <text:p>30</text:p>
          </table:table-cell>
          <table:table-cell table:style-name="ce4" office:value-type="string" calcext:value-type="string">
            <text:p>Ring Stick Up Cam Battery HD security camera with custom privacy controls, Simple setup, Works with Alexa - Black</text:p>
          </table:table-cell>
          <table:table-cell table:style-name="ce6" office:value-type="float" office:value="99.99" calcext:value-type="float">
            <text:p>99.99</text:p>
          </table:table-cell>
          <table:table-cell table:style-name="ce4" office:value-type="string" calcext:value-type="string">
            <text:p>https://m.media-amazon.com/images/I/51JfGuZ80bL._SY355_.jpg</text:p>
          </table:table-cell>
          <table:table-cell table:style-name="ce4" office:value-type="float" office:value="0" calcext:value-type="float">
            <text:p>0</text:p>
          </table:table-cell>
          <table:table-cell table:number-columns-repeated="1019"/>
        </table:table-row>
        <table:table-row table:style-name="ro1">
          <table:table-cell table:style-name="ce3" table:formula="of:=[.A32]+1" office:value-type="float" office:value="31" calcext:value-type="float">
            <text:p>31</text:p>
          </table:table-cell>
          <table:table-cell table:style-name="ce5" office:value-type="string" calcext:value-type="string">
            <text:p>Amazon Basics 3-Way Smart Switch, Works with Alexa, Neutral Wire Required - A Certified for Humans Device</text:p>
          </table:table-cell>
          <table:table-cell table:style-name="ce7" office:value-type="float" office:value="18.99" calcext:value-type="float">
            <text:p>$18.99</text:p>
          </table:table-cell>
          <table:table-cell table:style-name="ce8" office:value-type="string" calcext:value-type="string">
            <text:p><text:a xlink:href="https://m.media-amazon.com/images/I/71SPb6cM1vL._AC_SX355_.jpg" xlink:type="simple">https://m.media-amazon.com/images/I/71SPb6cM1v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3]+1" office:value-type="float" office:value="32" calcext:value-type="float">
            <text:p>32</text:p>
          </table:table-cell>
          <table:table-cell table:style-name="ce5" office:value-type="string" calcext:value-type="string">
            <text:p>Amazon Basics 3-Way Smart Dimmer Switch, Works with Alexa, Neutral Wire Required - A Certified for Humans Device</text:p>
          </table:table-cell>
          <table:table-cell table:style-name="ce7" office:value-type="float" office:value="20.99" calcext:value-type="float">
            <text:p>$20.99</text:p>
          </table:table-cell>
          <table:table-cell table:style-name="ce8" office:value-type="string" calcext:value-type="string">
            <text:p><text:a xlink:href="https://m.media-amazon.com/images/I/716njGi7InL._AC_SX355_.jpg" xlink:type="simple">https://m.media-amazon.com/images/I/716njGi7In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4]+1" office:value-type="float" office:value="33" calcext:value-type="float">
            <text:p>33</text:p>
          </table:table-cell>
          <table:table-cell table:style-name="ce5" office:value-type="string" calcext:value-type="string">
            <text:p>Amazon Basics Single Pole Smart Dimmer Switch, Works with Alexa, Neutral Wire Required - A Certified for Humans Device</text:p>
          </table:table-cell>
          <table:table-cell table:style-name="ce7" office:value-type="float" office:value="19.99" calcext:value-type="float">
            <text:p>$19.99</text:p>
          </table:table-cell>
          <table:table-cell table:style-name="ce8" office:value-type="string" calcext:value-type="string">
            <text:p><text:a xlink:href="https://m.media-amazon.com/images/I/71Qr-5Zr1JL._AC_SX355_.jpg" xlink:type="simple">https://m.media-amazon.com/images/I/71Qr-5Zr1J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5]+1" office:value-type="float" office:value="34" calcext:value-type="float">
            <text:p>34</text:p>
          </table:table-cell>
          <table:table-cell table:style-name="ce5" office:value-type="string" calcext:value-type="string">
            <text:p>Amazon Basics Sandwich Storage Bags, 300 Count (Previously Solimo)</text:p>
          </table:table-cell>
          <table:table-cell table:style-name="ce7" office:value-type="float" office:value="7.68" calcext:value-type="float">
            <text:p>$7.68</text:p>
          </table:table-cell>
          <table:table-cell table:style-name="ce8" office:value-type="string" calcext:value-type="string">
            <text:p><text:a xlink:href="https://m.media-amazon.com/images/I/71zPvNJ906L._AC_SX425_PIbundle-300,TopRight,0,0_SH20_.jpg" xlink:type="simple">https://m.media-amazon.com/images/I/71zPvNJ906L._AC_SX425_PIbundle-30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6]+1" office:value-type="float" office:value="35" calcext:value-type="float">
            <text:p>35</text:p>
          </table:table-cell>
          <table:table-cell table:style-name="ce5" office:value-type="string" calcext:value-type="string">
            <text:p>Amazon Basics Flextra Multipurpose Drawstring Trash Bags, 30 Gallon, 50 Count</text:p>
          </table:table-cell>
          <table:table-cell table:style-name="ce7" office:value-type="float" office:value="13.49" calcext:value-type="float">
            <text:p>$13.49</text:p>
          </table:table-cell>
          <table:table-cell table:style-name="ce8" office:value-type="string" calcext:value-type="string">
            <text:p><text:a xlink:href="https://m.media-amazon.com/images/I/71JZoRnEQeL._AC_SX425_PIbundle-50,TopRight,0,0_SH20_.jpg" xlink:type="simple">https://m.media-amazon.com/images/I/71JZoRnEQeL._AC_SX425_PIbundle-5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7]+1" office:value-type="float" office:value="36" calcext:value-type="float">
            <text:p>36</text:p>
          </table:table-cell>
          <table:table-cell table:style-name="ce5" office:value-type="string" calcext:value-type="string">
            <text:p>Amazon Basics Flextra Tall Kitchen Drawstring Trash Bags, Clean Fresh Scent, 13 Gallon, 120 Count</text:p>
          </table:table-cell>
          <table:table-cell table:style-name="ce7" office:value-type="float" office:value="14.57" calcext:value-type="float">
            <text:p>$14.57</text:p>
          </table:table-cell>
          <table:table-cell table:style-name="ce8" office:value-type="string" calcext:value-type="string">
            <text:p><text:a xlink:href="https://m.media-amazon.com/images/I/71FeJXwWPwL._AC_SX425_PIbundle-120,TopRight,0,0_SH20_.jpg" xlink:type="simple">https://m.media-amazon.com/images/I/71FeJXwWPwL._AC_SX425_PIbundle-12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8]+1" office:value-type="float" office:value="37" calcext:value-type="float">
            <text:p>37</text:p>
          </table:table-cell>
          <table:table-cell table:style-name="ce5" office:value-type="string" calcext:value-type="string">
            <text:p>Amazon Basics Flextra Tall Kitchen Drawstring Trash Bags, 13 Gallon, 90 Count</text:p>
          </table:table-cell>
          <table:table-cell table:style-name="ce7" office:value-type="float" office:value="12.23" calcext:value-type="float">
            <text:p>$12.23</text:p>
          </table:table-cell>
          <table:table-cell table:style-name="ce8" office:value-type="string" calcext:value-type="string">
            <text:p><text:a xlink:href="https://m.media-amazon.com/images/I/71nZKgSHgzL._AC_SX425_PIbundle-90,TopRight,0,0_SH20_.jpg" xlink:type="simple">https://m.media-amazon.com/images/I/71nZKgSHgzL._AC_SX425_PIbundle-9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39]+1" office:value-type="float" office:value="38" calcext:value-type="float">
            <text:p>38</text:p>
          </table:table-cell>
          <table:table-cell table:style-name="ce5" office:value-type="string" calcext:value-type="string">
            <text:p>Amazon Basics Single Pole Smart Switch, Works with Alexa, Neutral Wire Required - A Certified for Humans Device</text:p>
          </table:table-cell>
          <table:table-cell table:style-name="ce7" office:value-type="float" office:value="17.99" calcext:value-type="float">
            <text:p>$17.99</text:p>
          </table:table-cell>
          <table:table-cell table:style-name="ce8" office:value-type="string" calcext:value-type="string">
            <text:p><text:a xlink:href="https://m.media-amazon.com/images/I/618hX8ZtV-L._AC_SX355_.jpg" xlink:type="simple">https://m.media-amazon.com/images/I/618hX8ZtV-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0]+1" office:value-type="float" office:value="39" calcext:value-type="float">
            <text:p>39</text:p>
          </table:table-cell>
          <table:table-cell table:style-name="ce5" office:value-type="string" calcext:value-type="string">
            <text:p>Amazon Basics Multipurpose Drawstring Trash Bags, 30 Gallon, 50 Count (Previously Solimo)</text:p>
          </table:table-cell>
          <table:table-cell table:style-name="ce7" office:value-type="float" office:value="11.99" calcext:value-type="float">
            <text:p>$11.99</text:p>
          </table:table-cell>
          <table:table-cell table:style-name="ce8" office:value-type="string" calcext:value-type="string">
            <text:p><text:a xlink:href="https://m.media-amazon.com/images/I/61IXx66RLOL._AC_SX425_PIbundle-50,TopRight,0,0_SH20_.jpg" xlink:type="simple">https://m.media-amazon.com/images/I/61IXx66RLOL._AC_SX425_PIbundle-5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1]+1" office:value-type="float" office:value="40" calcext:value-type="float">
            <text:p>40</text:p>
          </table:table-cell>
          <table:table-cell table:style-name="ce5" office:value-type="string" calcext:value-type="string">
            <text:p>Amazon Basics Metal Bar Stools - 24-Inch, Set of 4, Dark Grey</text:p>
          </table:table-cell>
          <table:table-cell table:style-name="ce7" office:value-type="float" office:value="99" calcext:value-type="float">
            <text:p>$99.00</text:p>
          </table:table-cell>
          <table:table-cell table:style-name="ce8" office:value-type="string" calcext:value-type="string">
            <text:p><text:a xlink:href="https://m.media-amazon.com/images/I/71QJ-9Y8QAS._AC_SY355_.jpg" xlink:type="simple">https://m.media-amazon.com/images/I/71QJ-9Y8QAS._AC_SY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2]+1" office:value-type="float" office:value="41" calcext:value-type="float">
            <text:p>41</text:p>
          </table:table-cell>
          <table:table-cell table:style-name="ce5" office:value-type="string" calcext:value-type="string">
            <text:p>Amazon Basics Flextra Tall Kitchen Drawstring Trash Bags, Clean Fresh Scent, 13 Gallon, 90 Count</text:p>
          </table:table-cell>
          <table:table-cell table:style-name="ce7" office:value-type="float" office:value="12.23" calcext:value-type="float">
            <text:p>$12.23</text:p>
          </table:table-cell>
          <table:table-cell table:style-name="ce8" office:value-type="string" calcext:value-type="string">
            <text:p><text:a xlink:href="https://m.media-amazon.com/images/I/711F2roOZ3L._AC_SX425_PIbundle-90,TopRight,0,0_SH20_.jpg" xlink:type="simple">https://m.media-amazon.com/images/I/711F2roOZ3L._AC_SX425_PIbundle-90,TopRight,0,0_SH20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3]+1" office:value-type="float" office:value="42" calcext:value-type="float">
            <text:p>42</text:p>
          </table:table-cell>
          <table:table-cell table:style-name="ce5" office:value-type="string" calcext:value-type="string">
            <text:p>Wyze Cam Pan v2 1080p Pan/Tilt/Zoom Wi-Fi Indoor Smart Home Camera with Color Night Vision, 2-Way Audio, Compatible with Alexa &amp; The Google Assistant, White</text:p>
          </table:table-cell>
          <table:table-cell table:style-name="ce7" office:value-type="float" office:value="49.98" calcext:value-type="float">
            <text:p>$49.98</text:p>
          </table:table-cell>
          <table:table-cell table:style-name="ce8" office:value-type="string" calcext:value-type="string">
            <text:p><text:a xlink:href="https://m.media-amazon.com/images/I/510IqtzZ51L._AC_SX355_.jpg" xlink:type="simple">https://m.media-amazon.com/images/I/510IqtzZ51L._AC_SX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4]+1" office:value-type="float" office:value="43" calcext:value-type="float">
            <text:p>43</text:p>
          </table:table-cell>
          <table:table-cell table:style-name="ce5" office:value-type="string" calcext:value-type="string">
            <text:p>Kate Spade New York Mini Small Square Huggies Earrings</text:p>
          </table:table-cell>
          <table:table-cell table:style-name="ce7" office:value-type="float" office:value="22.8" calcext:value-type="float">
            <text:p>$22.80</text:p>
          </table:table-cell>
          <table:table-cell table:style-name="ce8" office:value-type="string" calcext:value-type="string">
            <text:p><text:a xlink:href="https://m.media-amazon.com/images/I/71v0QSafISL._AC_UX569_.jpg" xlink:type="simple">https://m.media-amazon.com/images/I/71v0QSafISL._AC_UX569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5]+1" office:value-type="float" office:value="44" calcext:value-type="float">
            <text:p>44</text:p>
          </table:table-cell>
          <table:table-cell table:style-name="ce5" office:value-type="string" calcext:value-type="string">
            <text:p>2 Packs Wrapping Paper Cutter,Portable Sliding Gift Wrapping Paper Roll Cutter Tool,Paper Cutter Makes Easy to Cut Halloween Thanksgiving Christmas Wall Sticker Decorations (Black &amp;Green)</text:p>
          </table:table-cell>
          <table:table-cell table:style-name="ce7" office:value-type="float" office:value="15.99" calcext:value-type="float">
            <text:p>$15.99</text:p>
          </table:table-cell>
          <table:table-cell table:style-name="ce8" office:value-type="string" calcext:value-type="string">
            <text:p><text:a xlink:href="https://m.media-amazon.com/images/I/51vfdZAPsVL._AC_SY355_.jpg" xlink:type="simple">https://m.media-amazon.com/images/I/51vfdZAPsVL._AC_SY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6]+1" office:value-type="float" office:value="45" calcext:value-type="float">
            <text:p>45</text:p>
          </table:table-cell>
          <table:table-cell table:style-name="ce5" office:value-type="string" calcext:value-type="string">
            <text:p>Roku Streaming Stick 4K 2021 | Streaming Device 4K/HDR/Dolby Vision with Roku Voice Remote and TV Controls</text:p>
          </table:table-cell>
          <table:table-cell table:style-name="ce7" office:value-type="float" office:value="29" calcext:value-type="float">
            <text:p>$29.00</text:p>
          </table:table-cell>
          <table:table-cell table:style-name="ce8" office:value-type="string" calcext:value-type="string">
            <text:p><text:a xlink:href="https://m.media-amazon.com/images/I/71wrIZujPIL._AC_SY355_.jpg" xlink:type="simple">https://m.media-amazon.com/images/I/71wrIZujPIL._AC_SY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7]+1" office:value-type="float" office:value="46" calcext:value-type="float">
            <text:p>46</text:p>
          </table:table-cell>
          <table:table-cell table:style-name="ce5" office:value-type="string" calcext:value-type="string">
            <text:p>Oculus Quest 2 — Advanced All-In-One Virtual Reality Headset — 128 GB</text:p>
          </table:table-cell>
          <table:table-cell table:style-name="ce7" office:value-type="float" office:value="899.99" calcext:value-type="float">
            <text:p>$899.99</text:p>
          </table:table-cell>
          <table:table-cell table:style-name="ce8" office:value-type="string" calcext:value-type="string">
            <text:p><text:a xlink:href="https://m.media-amazon.com/images/I/615YaAiA-ML._SX342_.jpg" xlink:type="simple">https://m.media-amazon.com/images/I/615YaAiA-ML._SX342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8]+1" office:value-type="float" office:value="47" calcext:value-type="float">
            <text:p>47</text:p>
          </table:table-cell>
          <table:table-cell table:style-name="ce5" office:value-type="string" calcext:value-type="string">
            <text:p>Marvel Studios: The Infinity Saga Endgame Heroes Metal-Based and Enamel 11 Lapel Pin Set with Officially Licensed Window Box with Back Support (Amazon Exclusive)</text:p>
          </table:table-cell>
          <table:table-cell table:style-name="ce7" office:value-type="float" office:value="59.99" calcext:value-type="float">
            <text:p>$59.99</text:p>
          </table:table-cell>
          <table:table-cell table:style-name="ce8" office:value-type="string" calcext:value-type="string">
            <text:p><text:a xlink:href="https://m.media-amazon.com/images/I/71SduANGFPL._AC_SX425_.jpg" xlink:type="simple">https://m.media-amazon.com/images/I/71SduANGFPL._AC_SX42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49]+1" office:value-type="float" office:value="48" calcext:value-type="float">
            <text:p>48</text:p>
          </table:table-cell>
          <table:table-cell table:style-name="ce5" office:value-type="string" calcext:value-type="string">
            <text:p>PlayStation 5 Console</text:p>
          </table:table-cell>
          <table:table-cell table:style-name="ce7" office:value-type="float" office:value="799.99" calcext:value-type="float">
            <text:p>$799.99</text:p>
          </table:table-cell>
          <table:table-cell table:style-name="ce8" office:value-type="string" calcext:value-type="string">
            <text:p><text:a xlink:href="https://m.media-amazon.com/images/I/619BkvKW35L._SX342_.jpg" xlink:type="simple">https://m.media-amazon.com/images/I/619BkvKW35L._SX342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0]+1" office:value-type="float" office:value="49" calcext:value-type="float">
            <text:p>49</text:p>
          </table:table-cell>
          <table:table-cell table:style-name="ce5" office:value-type="string" calcext:value-type="string">
            <text:p>2-Pack Scratchproof Vaccine Card Holder, CDC Vaccination Card Protector 4 × 3 Inches, Immunization Vaccinate Record Cards Plastic Holder for Badge Record ID Card Name Tag</text:p>
          </table:table-cell>
          <table:table-cell table:style-name="ce7" office:value-type="float" office:value="6.99" calcext:value-type="float">
            <text:p>$6.99</text:p>
          </table:table-cell>
          <table:table-cell table:style-name="ce8" office:value-type="string" calcext:value-type="string">
            <text:p><text:a xlink:href="https://m.media-amazon.com/images/I/71AawRfeokL._AC_SY355_.jpg" xlink:type="simple">https://m.media-amazon.com/images/I/71AawRfeokL._AC_SY355_.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1]+1" office:value-type="float" office:value="50" calcext:value-type="float">
            <text:p>50</text:p>
          </table:table-cell>
          <table:table-cell table:style-name="ce5" office:value-type="string" calcext:value-type="string">
            <text:p>AUKEY Basix Pro Wireless Power Bank 20000mAh PB-WL03</text:p>
          </table:table-cell>
          <table:table-cell table:style-name="ce7" office:value-type="float" office:value="70.98" calcext:value-type="float">
            <text:p>$70.98</text:p>
          </table:table-cell>
          <table:table-cell table:style-name="ce8" office:value-type="string" calcext:value-type="string">
            <text:p><text:a xlink:href="https://c1.neweggimages.com/ProductImageCompressAll60/AWR7S2106235lgdy.jpg" xlink:type="simple">https://c1.neweggimages.com/ProductImageCompressAll60/AWR7S2106235lgdy.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2]+1" office:value-type="float" office:value="51" calcext:value-type="float">
            <text:p>51</text:p>
          </table:table-cell>
          <table:table-cell table:style-name="ce5" office:value-type="string" calcext:value-type="string">
            <text:p>TACKLIFE HHK3A - 57-Piece Tool Set - Household Repair Tool Kit with All Essential Tools for Home, Office, Apartment with Sturdy Tool Box Storage Case</text:p>
          </table:table-cell>
          <table:table-cell table:style-name="ce7" office:value-type="float" office:value="33.97" calcext:value-type="float">
            <text:p>$33.97</text:p>
          </table:table-cell>
          <table:table-cell table:style-name="ce8" office:value-type="string" calcext:value-type="string">
            <text:p><text:a xlink:href="https://c1.neweggimages.com/ProductImageCompressAll60/AWR7D210817JSS6A.jpg" xlink:type="simple">https://c1.neweggimages.com/ProductImageCompressAll60/AWR7D210817JSS6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3]+1" office:value-type="float" office:value="52" calcext:value-type="float">
            <text:p>52</text:p>
          </table:table-cell>
          <table:table-cell table:style-name="ce5" office:value-type="string" calcext:value-type="string">
            <text:p>TACKLIFE X1 Rechargeable Cordless Tire Inflator - Handheld Air Compressor, Portable Air Pump with Digital Display for Car Bike Tires and Other Inflatables X1</text:p>
          </table:table-cell>
          <table:table-cell table:style-name="ce7" office:value-type="float" office:value="54.99" calcext:value-type="float">
            <text:p>$54.99</text:p>
          </table:table-cell>
          <table:table-cell table:style-name="ce8" office:value-type="string" calcext:value-type="string">
            <text:p><text:a xlink:href="https://c1.neweggimages.com/ProductImageCompressAll60/AWR7S210713Uu6ea.jpg" xlink:type="simple">https://c1.neweggimages.com/ProductImageCompressAll60/AWR7S210713Uu6e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4]+1" office:value-type="float" office:value="53" calcext:value-type="float">
            <text:p>53</text:p>
          </table:table-cell>
          <table:table-cell table:style-name="ce5" office:value-type="string" calcext:value-type="string">
            <text:p>AUKEY KM-P1 Mouse Pad, Gaming Mouse Mat with Smooth Surface, Non-Slip Rubber Base and Anti-Fraying Stitched Edges 13.7” x 9.8”</text:p>
          </table:table-cell>
          <table:table-cell table:style-name="ce7" office:value-type="float" office:value="10.99" calcext:value-type="float">
            <text:p>$10.99</text:p>
          </table:table-cell>
          <table:table-cell table:style-name="ce8" office:value-type="string" calcext:value-type="string">
            <text:p><text:a xlink:href="https://c1.neweggimages.com/ProductImageCompressAll60/AWR7S210623AClgm.jpg" xlink:type="simple">https://c1.neweggimages.com/ProductImageCompressAll60/AWR7S210623AClgm.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5]+1" office:value-type="float" office:value="54" calcext:value-type="float">
            <text:p>54</text:p>
          </table:table-cell>
          <table:table-cell table:style-name="ce5" office:value-type="string" calcext:value-type="string">
            <text:p>TACKLIFE PPGJ05A-Buffer Polisher, 7-inch Car Buffer Polisher, 6 Variable Speeds from 1500~3500 RPM, 10A, D-Handle, Wool disc, Ideal for Car Polishing, Furniture/Wood Polishing, Paint/Rust Removal</text:p>
          </table:table-cell>
          <table:table-cell table:style-name="ce7" office:value-type="float" office:value="74.99" calcext:value-type="float">
            <text:p>$74.99</text:p>
          </table:table-cell>
          <table:table-cell table:style-name="ce8" office:value-type="string" calcext:value-type="string">
            <text:p><text:a xlink:href="https://c1.neweggimages.com/ProductImageCompressAll60/AWR7D210814KAEEC.jpg" xlink:type="simple">https://c1.neweggimages.com/ProductImageCompressAll60/AWR7D210814KAEEC.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6]+1" office:value-type="float" office:value="55" calcext:value-type="float">
            <text:p>55</text:p>
          </table:table-cell>
          <table:table-cell table:style-name="ce5" office:value-type="string" calcext:value-type="string">
            <text:p>NAIPO Massage Gun for Athletes, Naipo Handheld Massage Deep Tissue Body Muscle Massage Gun Professional Percussion for Pain Relief MGG-2103</text:p>
          </table:table-cell>
          <table:table-cell table:style-name="ce7" office:value-type="float" office:value="49.99" calcext:value-type="float">
            <text:p>$49.99</text:p>
          </table:table-cell>
          <table:table-cell table:style-name="ce8" office:value-type="string" calcext:value-type="string">
            <text:p><text:a xlink:href="https://c1.neweggimages.com/ProductImageCompressAll60/B347D211007FQ86D.jpg" xlink:type="simple">https://c1.neweggimages.com/ProductImageCompressAll60/B347D211007FQ86D.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7]+1" office:value-type="float" office:value="56" calcext:value-type="float">
            <text:p>56</text:p>
          </table:table-cell>
          <table:table-cell table:style-name="ce5" office:value-type="string" calcext:value-type="string">
            <text:p>TACKLIFE HIS1A-18pcs 1/2-inch Drive Deep Impact Socket Set, 6 Point,10-24mm,15pcs Metric Sockets with 3pcs Extension Bar Set</text:p>
          </table:table-cell>
          <table:table-cell table:style-name="ce7" office:value-type="float" office:value="22.99" calcext:value-type="float">
            <text:p>$22.99</text:p>
          </table:table-cell>
          <table:table-cell table:style-name="ce8" office:value-type="string" calcext:value-type="string">
            <text:p><text:a xlink:href="https://c1.neweggimages.com/ProductImageCompressAll60/AWR7D210814KIV4A.jpg" xlink:type="simple">https://c1.neweggimages.com/ProductImageCompressAll60/AWR7D210814KIV4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8]+1" office:value-type="float" office:value="57" calcext:value-type="float">
            <text:p>57</text:p>
          </table:table-cell>
          <table:table-cell table:style-name="ce5" office:value-type="string" calcext:value-type="string">
            <text:p>AUKEY CB-C89 10 in 1 USB C Hub with 4K HDMI &amp; VGA Silver</text:p>
          </table:table-cell>
          <table:table-cell table:style-name="ce7" office:value-type="float" office:value="53.99" calcext:value-type="float">
            <text:p>$53.99</text:p>
          </table:table-cell>
          <table:table-cell table:style-name="ce8" office:value-type="string" calcext:value-type="string">
            <text:p><text:a xlink:href="https://c1.neweggimages.com/ProductImageCompressAll60/AWR7S210824MauMN.jpg" xlink:type="simple">https://c1.neweggimages.com/ProductImageCompressAll60/AWR7S210824MauMN.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59]+1" office:value-type="float" office:value="58" calcext:value-type="float">
            <text:p>58</text:p>
          </table:table-cell>
          <table:table-cell table:style-name="ce5" office:value-type="string" calcext:value-type="string">
            <text:p>Naipo Electric Eye Massager with Heat, Vibration, Air Pressure for Relieve Eye Strain Dry Eye Headaches Bluetooth Music Improve Sleep, Shiatsu Massager Rechargeable Wireless and Foldable MGE-1822</text:p>
          </table:table-cell>
          <table:table-cell table:style-name="ce7" office:value-type="float" office:value="33.99" calcext:value-type="float">
            <text:p>$33.99</text:p>
          </table:table-cell>
          <table:table-cell table:style-name="ce8" office:value-type="string" calcext:value-type="string">
            <text:p><text:a xlink:href="https://c1.neweggimages.com/ProductImageCompressAll60/AWR7S210705z2YfG.jpg" xlink:type="simple">https://c1.neweggimages.com/ProductImageCompressAll60/AWR7S210705z2YfG.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0]+1" office:value-type="float" office:value="59" calcext:value-type="float">
            <text:p>59</text:p>
          </table:table-cell>
          <table:table-cell table:style-name="ce5" office:value-type="string" calcext:value-type="string">
            <text:p>TACKLIFE RG01-Upgrade Reacher Grabber Tool, 0°-180° Angled Arm, 90° Rotating Head</text:p>
          </table:table-cell>
          <table:table-cell table:style-name="ce7" office:value-type="float" office:value="9.97" calcext:value-type="float">
            <text:p>$9.97</text:p>
          </table:table-cell>
          <table:table-cell table:style-name="ce8" office:value-type="string" calcext:value-type="string">
            <text:p><text:a xlink:href="https://c1.neweggimages.com/ProductImageCompressAll60/AWR7D210814KFIXG.jpg" xlink:type="simple">https://c1.neweggimages.com/ProductImageCompressAll60/AWR7D210814KFIXG.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1]+1" office:value-type="float" office:value="60" calcext:value-type="float">
            <text:p>60</text:p>
          </table:table-cell>
          <table:table-cell table:style-name="ce5" office:value-type="string" calcext:value-type="string">
            <text:p>Naipo Neck &amp; Back Massager with Adjustable Heat (Deep Gray) - Ocuddle-C1</text:p>
          </table:table-cell>
          <table:table-cell table:style-name="ce7" office:value-type="float" office:value="53.99" calcext:value-type="float">
            <text:p>$53.99</text:p>
          </table:table-cell>
          <table:table-cell table:style-name="ce8" office:value-type="string" calcext:value-type="string">
            <text:p><text:a xlink:href="https://c1.neweggimages.com/ProductImageCompressAll60/B347S211007A4C81.jpg" xlink:type="simple">https://c1.neweggimages.com/ProductImageCompressAll60/B347S211007A4C8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2]+1" office:value-type="float" office:value="61" calcext:value-type="float">
            <text:p>61</text:p>
          </table:table-cell>
          <table:table-cell table:style-name="ce5" office:value-type="string" calcext:value-type="string">
            <text:p>TACKLIFE A6 Plus AC/DC Tire Inflator, Portable Air Compressor</text:p>
          </table:table-cell>
          <table:table-cell table:style-name="ce7" office:value-type="float" office:value="79.99" calcext:value-type="float">
            <text:p>$79.99</text:p>
          </table:table-cell>
          <table:table-cell table:style-name="ce8" office:value-type="string" calcext:value-type="string">
            <text:p><text:a xlink:href="https://c1.neweggimages.com/ProductImageCompressAll60/AWR7S2107131EgmK.jpg" xlink:type="simple">https://c1.neweggimages.com/ProductImageCompressAll60/AWR7S2107131EgmK.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3]+1" office:value-type="float" office:value="62" calcext:value-type="float">
            <text:p>62</text:p>
          </table:table-cell>
          <table:table-cell table:style-name="ce5" office:value-type="string" calcext:value-type="string">
            <text:p>TACKLIFE HIS2A-17 Pieces Socket Set, 1/2-Inch Drive Deep Impact Socket Set with SAE Size 3/8" - 5/4" inch, CR-V Steel and 6 Point Design, Perfect for Home, Mechanic and Repair Project</text:p>
          </table:table-cell>
          <table:table-cell table:style-name="ce7" office:value-type="float" office:value="59.99" calcext:value-type="float">
            <text:p>$59.99</text:p>
          </table:table-cell>
          <table:table-cell table:style-name="ce8" office:value-type="string" calcext:value-type="string">
            <text:p><text:a xlink:href="https://c1.neweggimages.com/ProductImageCompressAll60/AWR7D210814KJF8B.jpg" xlink:type="simple">https://c1.neweggimages.com/ProductImageCompressAll60/AWR7D210814KJF8B.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4]+1" office:value-type="float" office:value="63" calcext:value-type="float">
            <text:p>63</text:p>
          </table:table-cell>
          <table:table-cell table:style-name="ce5" office:value-type="string" calcext:value-type="string">
            <text:p>TACKLIFE HHK6A-144 Home Repair Tool Set, General Household Too Kit with Sturdy Storage Case</text:p>
          </table:table-cell>
          <table:table-cell table:style-name="ce7" office:value-type="float" office:value="55.98" calcext:value-type="float">
            <text:p>$55.98</text:p>
          </table:table-cell>
          <table:table-cell table:style-name="ce8" office:value-type="string" calcext:value-type="string">
            <text:p><text:a xlink:href="https://c1.neweggimages.com/ProductImageCompressAll60/AWR7D210814KEJH3.jpg" xlink:type="simple">https://c1.neweggimages.com/ProductImageCompressAll60/AWR7D210814KEJH3.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5]+1" office:value-type="float" office:value="64" calcext:value-type="float">
            <text:p>64</text:p>
          </table:table-cell>
          <table:table-cell table:style-name="ce5" office:value-type="string" calcext:value-type="string">
            <text:p>AUKEY HD-C49 Car Phone Mount, Dashboard Magnetic Cell Phone Holder, Compatible with iPhone XS / XS Max, Samsung Galaxy S10+, Google Pixel 3 XL, and More - Gray</text:p>
          </table:table-cell>
          <table:table-cell table:style-name="ce7" office:value-type="float" office:value="11.99" calcext:value-type="float">
            <text:p>$11.99</text:p>
          </table:table-cell>
          <table:table-cell table:style-name="ce8" office:value-type="string" calcext:value-type="string">
            <text:p><text:a xlink:href="https://c1.neweggimages.com/ProductImageCompressAll60/AWR7S210715VTftD.jpg" xlink:type="simple">https://c1.neweggimages.com/ProductImageCompressAll60/AWR7S210715VTftD.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6]+1" office:value-type="float" office:value="65" calcext:value-type="float">
            <text:p>65</text:p>
          </table:table-cell>
          <table:table-cell table:style-name="ce5" office:value-type="string" calcext:value-type="string">
            <text:p>AUKEY CC-Y17S Dual USB-A LED Car Charger - 36W</text:p>
          </table:table-cell>
          <table:table-cell table:style-name="ce7" office:value-type="float" office:value="8.99" calcext:value-type="float">
            <text:p>$8.99</text:p>
          </table:table-cell>
          <table:table-cell table:style-name="ce8" office:value-type="string" calcext:value-type="string">
            <text:p><text:a xlink:href="https://c1.neweggimages.com/ProductImageCompressAll60/AWR7S210729wUjWY.jpg" xlink:type="simple">https://c1.neweggimages.com/ProductImageCompressAll60/AWR7S210729wUjWY.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7]+1" office:value-type="float" office:value="66" calcext:value-type="float">
            <text:p>66</text:p>
          </table:table-cell>
          <table:table-cell table:style-name="ce5" office:value-type="string" calcext:value-type="string">
            <text:p>TACKLIFE CM06 - Clamp Meter, 6000 Counts Clamp Ammeter, with NVC Auto Range Tests, AC / DC Current and Voltage, Electrical Diode, Resistance</text:p>
          </table:table-cell>
          <table:table-cell table:style-name="ce7" office:value-type="float" office:value="72.99" calcext:value-type="float">
            <text:p>$72.99</text:p>
          </table:table-cell>
          <table:table-cell table:style-name="ce8" office:value-type="string" calcext:value-type="string">
            <text:p><text:a xlink:href="https://c1.neweggimages.com/ProductImageCompressAll60/AWR7D210814K7WI5.jpg" xlink:type="simple">https://c1.neweggimages.com/ProductImageCompressAll60/AWR7D210814K7WI5.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8]+1" office:value-type="float" office:value="67" calcext:value-type="float">
            <text:p>67</text:p>
          </table:table-cell>
          <table:table-cell table:style-name="ce5" office:value-type="string" calcext:value-type="string">
            <text:p>AUKEY CB-C75 USB C Hub Adapter, 6 in 1 Type C Hub with Ethernet Port 1000Mbps, 4K USB C to HDMI, 3 USB 3.0 Ports, 100W USB C PD Charging Thunderbolt 3 for MacBook Pro Air, Chromebook Pixel Laptop Phone</text:p>
          </table:table-cell>
          <table:table-cell table:style-name="ce7" office:value-type="float" office:value="22.99" calcext:value-type="float">
            <text:p>$22.99</text:p>
          </table:table-cell>
          <table:table-cell table:style-name="ce8" office:value-type="string" calcext:value-type="string">
            <text:p><text:a xlink:href="https://c1.neweggimages.com/ProductImageCompressAll60/AWR7D2103236AROR.jpg" xlink:type="simple">https://c1.neweggimages.com/ProductImageCompressAll60/AWR7D2103236AROR.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69]+1" office:value-type="float" office:value="68" calcext:value-type="float">
            <text:p>68</text:p>
          </table:table-cell>
          <table:table-cell table:style-name="ce5" office:value-type="string" calcext:value-type="string">
            <text:p>AUKEY Focus Mix 30W Dual-Port PD Charger with Dynamic Detect, White PA-D1</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625rjsDH.jpg" xlink:type="simple">https://c1.neweggimages.com/ProductImageCompressAll60/AWR7S210625rjsD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0]+1" office:value-type="float" office:value="69" calcext:value-type="float">
            <text:p>69</text:p>
          </table:table-cell>
          <table:table-cell table:style-name="ce5" office:value-type="string" calcext:value-type="string">
            <text:p>AUKEY KM-P2 Mouse Pad, Gaming Mouse Mat with Smooth Surface, Non-Slip Rubber Base and Anti-Fraying Stitched Edges 31.5” x11.81”</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623TlB11.jpg" xlink:type="simple">https://c1.neweggimages.com/ProductImageCompressAll60/AWR7S210623TlB1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1]+1" office:value-type="float" office:value="70" calcext:value-type="float">
            <text:p>70</text:p>
          </table:table-cell>
          <table:table-cell table:style-name="ce5" office:value-type="string" calcext:value-type="string">
            <text:p>TACKLIFE SWS2A - Socket Set 47pcs 3/8" Drive Sockets</text:p>
          </table:table-cell>
          <table:table-cell table:style-name="ce7" office:value-type="float" office:value="26.99" calcext:value-type="float">
            <text:p>$26.99</text:p>
          </table:table-cell>
          <table:table-cell table:style-name="ce8" office:value-type="string" calcext:value-type="string">
            <text:p><text:a xlink:href="https://c1.neweggimages.com/ProductImageCompressAll60/AWR7D210817JSSRI.jpg" xlink:type="simple">https://c1.neweggimages.com/ProductImageCompressAll60/AWR7D210817JSSRI.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2]+1" office:value-type="float" office:value="71" calcext:value-type="float">
            <text:p>71</text:p>
          </table:table-cell>
          <table:table-cell table:style-name="ce5" office:value-type="string" calcext:value-type="string">
            <text:p>TACKLIFE F4 Mini Fridge 4 Liter AC/DC Portable Personal Fridge, Energy Saving Cooler and Warmer Refrigerator for Office, Car, Bedroom, 100% Freon-Free Great for Skincare, Fruit, Food, Medicine.</text:p>
          </table:table-cell>
          <table:table-cell table:style-name="ce7" office:value-type="float" office:value="66.99" calcext:value-type="float">
            <text:p>$66.99</text:p>
          </table:table-cell>
          <table:table-cell table:style-name="ce8" office:value-type="string" calcext:value-type="string">
            <text:p><text:a xlink:href="https://c1.neweggimages.com/ProductImageCompressAll60/AWR7S21082691UTG.jpg" xlink:type="simple">https://c1.neweggimages.com/ProductImageCompressAll60/AWR7S21082691UTG.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3]+1" office:value-type="float" office:value="72" calcext:value-type="float">
            <text:p>72</text:p>
          </table:table-cell>
          <table:table-cell table:style-name="ce5" office:value-type="string" calcext:value-type="string">
            <text:p>TACKLIFE S10 Pro - Robot Vacuum and Mop, LDS Lidar Mapping Robotic Vacuum Cleaner with Self-charging and Large Dustbin, APP &amp; Alexa Voice Control, 2000Pa Strong Suction for Hardwood Floors and Carpets</text:p>
          </table:table-cell>
          <table:table-cell table:style-name="ce7" office:value-type="float" office:value="269.99" calcext:value-type="float">
            <text:p>$269.99</text:p>
          </table:table-cell>
          <table:table-cell table:style-name="ce8" office:value-type="string" calcext:value-type="string">
            <text:p><text:a xlink:href="https://c1.neweggimages.com/ProductImageCompressAll60/AWR7D210814K9LE8.jpg" xlink:type="simple">https://c1.neweggimages.com/ProductImageCompressAll60/AWR7D210814K9LE8.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4]+1" office:value-type="float" office:value="73" calcext:value-type="float">
            <text:p>73</text:p>
          </table:table-cell>
          <table:table-cell table:style-name="ce5" office:value-type="string" calcext:value-type="string">
            <text:p>AUKEY KM-G18 Mechanical Gaming Keyboard RGB Backlight with Linear Red Switches, 104-Key Anti-Ghosting Wired USB Keyboard for PC, Laptop</text:p>
          </table:table-cell>
          <table:table-cell table:style-name="ce7" office:value-type="float" office:value="38.99" calcext:value-type="float">
            <text:p>$38.99</text:p>
          </table:table-cell>
          <table:table-cell table:style-name="ce8" office:value-type="string" calcext:value-type="string">
            <text:p><text:a xlink:href="https://c1.neweggimages.com/ProductImageCompressAll60/AWR7S210623YmoS3.jpg" xlink:type="simple">https://c1.neweggimages.com/ProductImageCompressAll60/AWR7S210623YmoS3.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5]+1" office:value-type="float" office:value="74" calcext:value-type="float">
            <text:p>74</text:p>
          </table:table-cell>
          <table:table-cell table:style-name="ce5" office:value-type="string" calcext:value-type="string">
            <text:p>TACKLIFE RTD02DC - Cordless rotary tool 8V Motor 2.0 Ah Li-ion Battery with 43 Accessories, Long Endurance Power Rotary Tool</text:p>
          </table:table-cell>
          <table:table-cell table:style-name="ce7" office:value-type="float" office:value="28.99" calcext:value-type="float">
            <text:p>$28.99</text:p>
          </table:table-cell>
          <table:table-cell table:style-name="ce8" office:value-type="string" calcext:value-type="string">
            <text:p><text:a xlink:href="https://c1.neweggimages.com/ProductImageCompressAll60/AWR7D210814KB1ZK.jpg" xlink:type="simple">https://c1.neweggimages.com/ProductImageCompressAll60/AWR7D210814KB1ZK.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6]+1" office:value-type="float" office:value="75" calcext:value-type="float">
            <text:p>75</text:p>
          </table:table-cell>
          <table:table-cell table:style-name="ce5" office:value-type="string" calcext:value-type="string">
            <text:p>AUKEY KM-P3 Gaming Mouse Pad Large XXL (35.4×15.75×0.15in) Thick Extended Mouse Mat Non-Slip Spill-Resistant Desk Pad with Special-Textured Surface Anti-Fray Stitched Edges for Keyboard PC</text:p>
          </table:table-cell>
          <table:table-cell table:style-name="ce7" office:value-type="float" office:value="18.99" calcext:value-type="float">
            <text:p>$18.99</text:p>
          </table:table-cell>
          <table:table-cell table:style-name="ce8" office:value-type="string" calcext:value-type="string">
            <text:p><text:a xlink:href="https://c1.neweggimages.com/ProductImageCompressAll60/AWR7S210623hdf6U.jpg" xlink:type="simple">https://c1.neweggimages.com/ProductImageCompressAll60/AWR7S210623hdf6U.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7]+1" office:value-type="float" office:value="76" calcext:value-type="float">
            <text:p>76</text:p>
          </table:table-cell>
          <table:table-cell table:style-name="ce5" office:value-type="string" calcext:value-type="string">
            <text:p>TACKLIFE SC-L01 PRO - Green Laser Level, Three Modules With 2 Laser Heads, Horizontal/Vertical/Cross Line, USB Rechargeable, Self Leveling, And Pulse Mode</text:p>
          </table:table-cell>
          <table:table-cell table:style-name="ce7" office:value-type="float" office:value="35.99" calcext:value-type="float">
            <text:p>$35.99</text:p>
          </table:table-cell>
          <table:table-cell table:style-name="ce8" office:value-type="string" calcext:value-type="string">
            <text:p><text:a xlink:href="https://c1.neweggimages.com/ProductImageCompressAll60/AWR7D210814K7XZS.jpg" xlink:type="simple">https://c1.neweggimages.com/ProductImageCompressAll60/AWR7D210814K7XZS.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8]+1" office:value-type="float" office:value="77" calcext:value-type="float">
            <text:p>77</text:p>
          </table:table-cell>
          <table:table-cell table:style-name="ce5" office:value-type="string" calcext:value-type="string">
            <text:p>TACKLIFE M2 12V DC Digital Auto Tire Inflator</text:p>
          </table:table-cell>
          <table:table-cell table:style-name="ce7" office:value-type="float" office:value="24.99" calcext:value-type="float">
            <text:p>$24.99</text:p>
          </table:table-cell>
          <table:table-cell table:style-name="ce8" office:value-type="string" calcext:value-type="string">
            <text:p><text:a xlink:href="https://c1.neweggimages.com/ProductImageCompressAll60/AWR7S210714kCBYo.jpg" xlink:type="simple">https://c1.neweggimages.com/ProductImageCompressAll60/AWR7S210714kCBYo.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79]+1" office:value-type="float" office:value="78" calcext:value-type="float">
            <text:p>78</text:p>
          </table:table-cell>
          <table:table-cell table:style-name="ce5" office:value-type="string" calcext:value-type="string">
            <text:p>AUKEY PC-LM1E 1080P Webcam w/ Dual Noise Reduction Stereo Microphones - Black</text:p>
          </table:table-cell>
          <table:table-cell table:style-name="ce7" office:value-type="float" office:value="23.99" calcext:value-type="float">
            <text:p>$23.99</text:p>
          </table:table-cell>
          <table:table-cell table:style-name="ce8" office:value-type="string" calcext:value-type="string">
            <text:p><text:a xlink:href="https://c1.neweggimages.com/ProductImageCompressAll60/AWR7S210716LYo0H.jpg" xlink:type="simple">https://c1.neweggimages.com/ProductImageCompressAll60/AWR7S210716LYo0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0]+1" office:value-type="float" office:value="79" calcext:value-type="float">
            <text:p>79</text:p>
          </table:table-cell>
          <table:table-cell table:style-name="ce5" office:value-type="string" calcext:value-type="string">
            <text:p>AUKEY PB-N83 Mini USB C Portable Charger 10000mAh -White</text:p>
          </table:table-cell>
          <table:table-cell table:style-name="ce7" office:value-type="float" office:value="28.97" calcext:value-type="float">
            <text:p>$28.97</text:p>
          </table:table-cell>
          <table:table-cell table:style-name="ce8" office:value-type="string" calcext:value-type="string">
            <text:p><text:a xlink:href="https://c1.neweggimages.com/ProductImageCompressAll60/AWR7S210624gir6D.jpg" xlink:type="simple">https://c1.neweggimages.com/ProductImageCompressAll60/AWR7S210624gir6D.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1]+1" office:value-type="float" office:value="80" calcext:value-type="float">
            <text:p>80</text:p>
          </table:table-cell>
          <table:table-cell table:style-name="ce5" office:value-type="string" calcext:value-type="string">
            <text:p>AUKEY LT-T8 Bedside Table Lamp, Night Light with Rechargeable Battery for Bedrooms, Dimmable 3000K-6500K Warm White Light &amp; Color-Changing RGB</text:p>
          </table:table-cell>
          <table:table-cell table:style-name="ce7" office:value-type="float" office:value="25.99" calcext:value-type="float">
            <text:p>$25.99</text:p>
          </table:table-cell>
          <table:table-cell table:style-name="ce8" office:value-type="string" calcext:value-type="string">
            <text:p><text:a xlink:href="https://c1.neweggimages.com/ProductImageCompressAll60/AWR7D210324KHDVT.jpg" xlink:type="simple">https://c1.neweggimages.com/ProductImageCompressAll60/AWR7D210324KHDVT.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2]+1" office:value-type="float" office:value="81" calcext:value-type="float">
            <text:p>81</text:p>
          </table:table-cell>
          <table:table-cell table:style-name="ce5" office:value-type="string" calcext:value-type="string">
            <text:p>TACKLIFE DMS03 4 in 1 Center Finding Electronic Wall Detector Finders - DMS03</text:p>
          </table:table-cell>
          <table:table-cell table:style-name="ce7" office:value-type="float" office:value="19.97" calcext:value-type="float">
            <text:p>$19.97</text:p>
          </table:table-cell>
          <table:table-cell table:style-name="ce8" office:value-type="string" calcext:value-type="string">
            <text:p><text:a xlink:href="https://c1.neweggimages.com/ProductImageCompressAll60/AWR7S210720Ifuxy.jpg" xlink:type="simple">https://c1.neweggimages.com/ProductImageCompressAll60/AWR7S210720Ifuxy.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3]+1" office:value-type="float" office:value="82" calcext:value-type="float">
            <text:p>82</text:p>
          </table:table-cell>
          <table:table-cell table:style-name="ce5" office:value-type="string" calcext:value-type="string">
            <text:p>AUKEY HD-C49 Phone Holder for Car 360 Degree Rotation Dashboard Magnetic Car Phone Mount Compatible with iPhone 11 Pro Max/11/XS Max/XS/8/7, Samsung Galaxy S10+, Google Pixel 3 XL, and More-Black</text:p>
          </table:table-cell>
          <table:table-cell table:style-name="ce7" office:value-type="float" office:value="10.99" calcext:value-type="float">
            <text:p>$10.99</text:p>
          </table:table-cell>
          <table:table-cell table:style-name="ce8" office:value-type="string" calcext:value-type="string">
            <text:p><text:a xlink:href="https://c1.neweggimages.com/ProductImageCompressAll60/AWR7D2103240JZVM.jpg" xlink:type="simple">https://c1.neweggimages.com/ProductImageCompressAll60/AWR7D2103240JZVM.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4]+1" office:value-type="float" office:value="83" calcext:value-type="float">
            <text:p>83</text:p>
          </table:table-cell>
          <table:table-cell table:style-name="ce5" office:value-type="string" calcext:value-type="string">
            <text:p>TACKLIFE VT02 Lasers &amp; Levels Non-Contact AC Voltage Tester/Voltage Tester Pen, VT02</text:p>
          </table:table-cell>
          <table:table-cell table:style-name="ce7" office:value-type="float" office:value="13.59" calcext:value-type="float">
            <text:p>$13.59</text:p>
          </table:table-cell>
          <table:table-cell table:style-name="ce8" office:value-type="string" calcext:value-type="string">
            <text:p><text:a xlink:href="https://c1.neweggimages.com/ProductImageCompressAll60/AWR7S21091051F4A.jpg" xlink:type="simple">https://c1.neweggimages.com/ProductImageCompressAll60/AWR7S21091051F4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5]+1" office:value-type="float" office:value="84" calcext:value-type="float">
            <text:p>84</text:p>
          </table:table-cell>
          <table:table-cell table:style-name="ce5" office:value-type="string" calcext:value-type="string">
            <text:p>NAIPO Shiatsu Back and Neck Massager with Heat 3D Deep Kneading Massage for Back, Shoulders, Foot, and Legs (Gray) MGS-801</text:p>
          </table:table-cell>
          <table:table-cell table:style-name="ce7" office:value-type="float" office:value="52.52" calcext:value-type="float">
            <text:p>$52.52</text:p>
          </table:table-cell>
          <table:table-cell table:style-name="ce8" office:value-type="string" calcext:value-type="string">
            <text:p><text:a xlink:href="https://c1.neweggimages.com/ProductImageCompressAll60/B347D210929YN2KQ.jpg" xlink:type="simple">https://c1.neweggimages.com/ProductImageCompressAll60/B347D210929YN2KQ.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6]+1" office:value-type="float" office:value="85" calcext:value-type="float">
            <text:p>85</text:p>
          </table:table-cell>
          <table:table-cell table:style-name="ce5" office:value-type="string" calcext:value-type="string">
            <text:p>AUKEY CB-C64 USB C Hub Ultra Slim with 4 USB 3.0 Data Ports Black</text:p>
          </table:table-cell>
          <table:table-cell table:style-name="ce7" office:value-type="float" office:value="19.99" calcext:value-type="float">
            <text:p>$19.99</text:p>
          </table:table-cell>
          <table:table-cell table:style-name="ce8" office:value-type="string" calcext:value-type="string">
            <text:p><text:a xlink:href="https://c1.neweggimages.com/ProductImageCompressAll60/AWR7S2109067CDE1.jpg" xlink:type="simple">https://c1.neweggimages.com/ProductImageCompressAll60/AWR7S2109067CDE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7]+1" office:value-type="float" office:value="86" calcext:value-type="float">
            <text:p>86</text:p>
          </table:table-cell>
          <table:table-cell table:style-name="ce5" office:value-type="string" calcext:value-type="string">
            <text:p>TACKLIFE T6 800A Peak 18000mAh Car Jump Starter (up to 7.0L Gas, 5.5L Diesel Engine) with Long Standby, Quick Charge, 12V Auto Battery Booster, Portable Power Pack for Cars, Trucks, SUV</text:p>
          </table:table-cell>
          <table:table-cell table:style-name="ce7" office:value-type="float" office:value="47.99" calcext:value-type="float">
            <text:p>$47.99</text:p>
          </table:table-cell>
          <table:table-cell table:style-name="ce8" office:value-type="string" calcext:value-type="string">
            <text:p><text:a xlink:href="https://c1.neweggimages.com/ProductImageCompressAll60/AWR7S210702tJlSx.jpg" xlink:type="simple">https://c1.neweggimages.com/ProductImageCompressAll60/AWR7S210702tJlSx.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8]+1" office:value-type="float" office:value="87" calcext:value-type="float">
            <text:p>87</text:p>
          </table:table-cell>
          <table:table-cell table:style-name="ce5" office:value-type="string" calcext:value-type="string">
            <text:p>TACKLIFE A6 Tire Inflator, 12V DC Air Compressor w/ 3 LED Light Modes</text:p>
          </table:table-cell>
          <table:table-cell table:style-name="ce7" office:value-type="float" office:value="16.99" calcext:value-type="float">
            <text:p>$16.99</text:p>
          </table:table-cell>
          <table:table-cell table:style-name="ce8" office:value-type="string" calcext:value-type="string">
            <text:p><text:a xlink:href="https://c1.neweggimages.com/ProductImageCompressAll60/AWR7S2107020FioS.jpg" xlink:type="simple">https://c1.neweggimages.com/ProductImageCompressAll60/AWR7S2107020FioS.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89]+1" office:value-type="float" office:value="88" calcext:value-type="float">
            <text:p>88</text:p>
          </table:table-cell>
          <table:table-cell table:style-name="ce5" office:value-type="string" calcext:value-type="string">
            <text:p>AUKEY Mechanical Gaming Keyboard with Customizable RGB Backlight, Tactile &amp; Clicky Blue Switches, 104-Key Anti-Ghosting Wired Keyboard with Surround Lighting, Steel Body for PC and Laptop KM-G12</text:p>
          </table:table-cell>
          <table:table-cell table:style-name="ce7" office:value-type="float" office:value="28.99" calcext:value-type="float">
            <text:p>$28.99</text:p>
          </table:table-cell>
          <table:table-cell table:style-name="ce8" office:value-type="string" calcext:value-type="string">
            <text:p><text:a xlink:href="https://c1.neweggimages.com/ProductImageCompressAll60/AWR7D210324VWBJY.jpg" xlink:type="simple">https://c1.neweggimages.com/ProductImageCompressAll60/AWR7D210324VWBJY.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0]+1" office:value-type="float" office:value="89" calcext:value-type="float">
            <text:p>89</text:p>
          </table:table-cell>
          <table:table-cell table:style-name="ce5" office:value-type="string" calcext:value-type="string">
            <text:p>TACKLIFE F4 Mini Fridge 4 Liter AC/DC Portable Personal Fridge, Energy Saving Cooler and Warmer Refrigerator for Office, Car, Bedroom, 100% Freon-Free Great for Skincare, Fruit, Food, Medicine.</text:p>
          </table:table-cell>
          <table:table-cell table:style-name="ce7" office:value-type="float" office:value="66.99" calcext:value-type="float">
            <text:p>$66.99</text:p>
          </table:table-cell>
          <table:table-cell table:style-name="ce8" office:value-type="string" calcext:value-type="string">
            <text:p><text:a xlink:href="https://c1.neweggimages.com/ProductImageCompressAll60/AWR7S210826jCUc1.jpg" xlink:type="simple">https://c1.neweggimages.com/ProductImageCompressAll60/AWR7S210826jCUc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1]+1" office:value-type="float" office:value="90" calcext:value-type="float">
            <text:p>90</text:p>
          </table:table-cell>
          <table:table-cell table:style-name="ce5" office:value-type="string" calcext:value-type="string">
            <text:p>TACKLIFE T8 Pro 1200A Peak 18000mAh Water-Resistant Car Jump Starter With LCD Screen Orange</text:p>
          </table:table-cell>
          <table:table-cell table:style-name="ce7" office:value-type="float" office:value="54.99" calcext:value-type="float">
            <text:p>$54.99</text:p>
          </table:table-cell>
          <table:table-cell table:style-name="ce8" office:value-type="string" calcext:value-type="string">
            <text:p><text:a xlink:href="https://c1.neweggimages.com/ProductImageCompressAll60/AWR7S210622epfKH.jpg" xlink:type="simple">https://c1.neweggimages.com/ProductImageCompressAll60/AWR7S210622epfK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2]+1" office:value-type="float" office:value="91" calcext:value-type="float">
            <text:p>91</text:p>
          </table:table-cell>
          <table:table-cell table:style-name="ce5" office:value-type="string" calcext:value-type="string">
            <text:p>TACKLIFE T8 MAX Jump Starter-1000A Peak 20000mAh,12V Car Jumper</text:p>
          </table:table-cell>
          <table:table-cell table:style-name="ce7" office:value-type="float" office:value="45.99" calcext:value-type="float">
            <text:p>$45.99</text:p>
          </table:table-cell>
          <table:table-cell table:style-name="ce8" office:value-type="string" calcext:value-type="string">
            <text:p><text:a xlink:href="https://c1.neweggimages.com/ProductImageCompressAll60/AWR7S210702vbseK.jpg" xlink:type="simple">https://c1.neweggimages.com/ProductImageCompressAll60/AWR7S210702vbseK.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3]+1" office:value-type="float" office:value="92" calcext:value-type="float">
            <text:p>92</text:p>
          </table:table-cell>
          <table:table-cell table:style-name="ce5" office:value-type="string" calcext:value-type="string">
            <text:p>AUKEY PB-N93A PD Power Bank, Ultra Slim 20000mAh PD 3.0 Portable Charger QC 3.0 18W USB C External Battery Pack Triple Fast Phone Charger for iPhone 12/12 Pro, iPad Air and Samsung Galaxy</text:p>
          </table:table-cell>
          <table:table-cell table:style-name="ce7" office:value-type="float" office:value="25.99" calcext:value-type="float">
            <text:p>$25.99</text:p>
          </table:table-cell>
          <table:table-cell table:style-name="ce8" office:value-type="string" calcext:value-type="string">
            <text:p><text:a xlink:href="https://c1.neweggimages.com/ProductImageCompressAll60/AWR7S210623opVsn.jpg" xlink:type="simple">https://c1.neweggimages.com/ProductImageCompressAll60/AWR7S210623opVsn.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4]+1" office:value-type="float" office:value="93" calcext:value-type="float">
            <text:p>93</text:p>
          </table:table-cell>
          <table:table-cell table:style-name="ce5" office:value-type="string" calcext:value-type="string">
            <text:p>AUKEY Mechanical Keyboard 6 Color LED Backlit Gaming Keyboard Blue Switch Full N-Key Rollover Durable &amp; Water-Resistant KM-G6</text:p>
          </table:table-cell>
          <table:table-cell table:style-name="ce7" office:value-type="float" office:value="48.99" calcext:value-type="float">
            <text:p>$48.99</text:p>
          </table:table-cell>
          <table:table-cell table:style-name="ce8" office:value-type="string" calcext:value-type="string">
            <text:p><text:a xlink:href="https://c1.neweggimages.com/ProductImageCompressAll60/AWR7S210623EL27H.jpg" xlink:type="simple">https://c1.neweggimages.com/ProductImageCompressAll60/AWR7S210623EL27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5]+1" office:value-type="float" office:value="94" calcext:value-type="float">
            <text:p>94</text:p>
          </table:table-cell>
          <table:table-cell table:style-name="ce5" office:value-type="string" calcext:value-type="string">
            <text:p>AUKEY EP-T31 True Wireless Earbuds, Bluetooth 5 Headphones Wireless Charging Case, in-Ear Detection, 30H Playtime, IPX5 Water Resistance, Type-C Low Latency Stereo Earphones for iPhones Android Black</text:p>
          </table:table-cell>
          <table:table-cell table:style-name="ce7" office:value-type="float" office:value="39.99" calcext:value-type="float">
            <text:p>$39.99</text:p>
          </table:table-cell>
          <table:table-cell table:style-name="ce8" office:value-type="string" calcext:value-type="string">
            <text:p><text:a xlink:href="https://c1.neweggimages.com/ProductImageCompressAll60/AWR7S2103193F9u3.jpg" xlink:type="simple">https://c1.neweggimages.com/ProductImageCompressAll60/AWR7S2103193F9u3.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6]+1" office:value-type="float" office:value="95" calcext:value-type="float">
            <text:p>95</text:p>
          </table:table-cell>
          <table:table-cell table:style-name="ce5" office:value-type="string" calcext:value-type="string">
            <text:p>AUKEY KM-P7 RGB Gaming Mouse Pad, Water-Resistant with 11 LED Lighting Effects, Smooth Surface and Non-Slip Rubber Base 35.4” x 15.75” x 0.15”</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6245iiYP.jpg" xlink:type="simple">https://c1.neweggimages.com/ProductImageCompressAll60/AWR7S2106245iiYP.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7]+1" office:value-type="float" office:value="96" calcext:value-type="float">
            <text:p>96</text:p>
          </table:table-cell>
          <table:table-cell table:style-name="ce5" office:value-type="string" calcext:value-type="string">
            <text:p>AUKEY PB-WL02 Portable Charger 20W PD 3.0 USB C Power Bank 10000mAh 10W Qi Wireless Portable Battery Pack QC 3.0 with Foldable Stand for iPhone 12/12mini/12Pro/11/11Pro Samsung 22.5W for Huawei SCP</text:p>
          </table:table-cell>
          <table:table-cell table:style-name="ce7" office:value-type="float" office:value="44.98" calcext:value-type="float">
            <text:p>$44.98</text:p>
          </table:table-cell>
          <table:table-cell table:style-name="ce8" office:value-type="string" calcext:value-type="string">
            <text:p><text:a xlink:href="https://c1.neweggimages.com/ProductImageCompressAll60/AWR7S210622FufW4.jpg" xlink:type="simple">https://c1.neweggimages.com/ProductImageCompressAll60/AWR7S210622FufW4.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8]+1" office:value-type="float" office:value="97" calcext:value-type="float">
            <text:p>97</text:p>
          </table:table-cell>
          <table:table-cell table:style-name="ce5" office:value-type="string" calcext:value-type="string">
            <text:p>AUKEY True Wireless Earbuds, Bluetooth 5 Headphones in Ear with Charging Case, Hands-Free Headset with Mic, Touch Control, 35 Hours Playback for iPhone and Android</text:p>
          </table:table-cell>
          <table:table-cell table:style-name="ce7" office:value-type="float" office:value="39.98" calcext:value-type="float">
            <text:p>$39.98</text:p>
          </table:table-cell>
          <table:table-cell table:style-name="ce8" office:value-type="string" calcext:value-type="string">
            <text:p><text:a xlink:href="https://c1.neweggimages.com/ProductImageCompressAll60/AWR7S210319xGeUS.jpg" xlink:type="simple">https://c1.neweggimages.com/ProductImageCompressAll60/AWR7S210319xGeUS.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99]+1" office:value-type="float" office:value="98" calcext:value-type="float">
            <text:p>98</text:p>
          </table:table-cell>
          <table:table-cell table:style-name="ce5" office:value-type="string" calcext:value-type="string">
            <text:p>AUKEY KM-G16 Mechanical Gaming Keyboard with Clicky Blue Switches &amp; LED Backlight, 104-Key Anti-Ghosting Wired Mechanical Keyboard with Macro Recording &amp; Ergonomic Design for PC and Laptop</text:p>
          </table:table-cell>
          <table:table-cell table:style-name="ce7" office:value-type="float" office:value="39.99" calcext:value-type="float">
            <text:p>$39.99</text:p>
          </table:table-cell>
          <table:table-cell table:style-name="ce8" office:value-type="string" calcext:value-type="string">
            <text:p><text:a xlink:href="https://c1.neweggimages.com/ProductImageCompressAll60/AWR7D210324WEBJM.jpg" xlink:type="simple">https://c1.neweggimages.com/ProductImageCompressAll60/AWR7D210324WEBJM.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0]+1" office:value-type="float" office:value="99" calcext:value-type="float">
            <text:p>99</text:p>
          </table:table-cell>
          <table:table-cell table:style-name="ce5" office:value-type="string" calcext:value-type="string">
            <text:p>AUKEY Dash Cam FHD 1080p Car Camera Supercapacitor 170 Degree 6-Lane Wide Angle Lens Dashboard Camera Recorder with G-Sensor, WDR and Motion Detection DRA1</text:p>
          </table:table-cell>
          <table:table-cell table:style-name="ce7" office:value-type="float" office:value="69.99" calcext:value-type="float">
            <text:p>$69.99</text:p>
          </table:table-cell>
          <table:table-cell table:style-name="ce8" office:value-type="string" calcext:value-type="string">
            <text:p><text:a xlink:href="https://c1.neweggimages.com/ProductImageCompressAll60/AWR7S210813tdrBs.jpg" xlink:type="simple">https://c1.neweggimages.com/ProductImageCompressAll60/AWR7S210813tdrBs.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1]+1" office:value-type="float" office:value="100" calcext:value-type="float">
            <text:p>100</text:p>
          </table:table-cell>
          <table:table-cell table:style-name="ce5" office:value-type="string" calcext:value-type="string">
            <text:p>TACKLIFE T8 800A Peak 18000mAh Car Jump Starter with LCD Display (up to 7.0L Gas, 5.5L Diesel Engine) 12V Auto Battery Booster w/ Smart Jumper Cable</text:p>
          </table:table-cell>
          <table:table-cell table:style-name="ce7" office:value-type="float" office:value="89.99" calcext:value-type="float">
            <text:p>$89.99</text:p>
          </table:table-cell>
          <table:table-cell table:style-name="ce8" office:value-type="string" calcext:value-type="string">
            <text:p><text:a xlink:href="https://c1.neweggimages.com/ProductImageCompressAll60/AWR7S2106220QUHb.jpg" xlink:type="simple">https://c1.neweggimages.com/ProductImageCompressAll60/AWR7S2106220QUHb.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2]+1" office:value-type="float" office:value="101" calcext:value-type="float">
            <text:p>101</text:p>
          </table:table-cell>
          <table:table-cell table:style-name="ce5" office:value-type="string" calcext:value-type="string">
            <text:p>TACKLIFE Lightweight Tripod 55-Inch, Aluminum Travel/Camera/Phone Tripod With Carry Bag - MLT01</text:p>
          </table:table-cell>
          <table:table-cell table:style-name="ce7" office:value-type="float" office:value="26.99" calcext:value-type="float">
            <text:p>$26.99</text:p>
          </table:table-cell>
          <table:table-cell table:style-name="ce8" office:value-type="string" calcext:value-type="string">
            <text:p><text:a xlink:href="https://c1.neweggimages.com/ProductImageCompressAll60/AWR7S2106232rnzB.jpg" xlink:type="simple">https://c1.neweggimages.com/ProductImageCompressAll60/AWR7S2106232rnzB.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3]+1" office:value-type="float" office:value="102" calcext:value-type="float">
            <text:p>102</text:p>
          </table:table-cell>
          <table:table-cell table:style-name="ce5" office:value-type="string" calcext:value-type="string">
            <text:p>ODEC OD-E1 Wireless Earbuds Bluetooth 5.0 LED Display Touch Control Stereo Earphones in-Ear Design, Waterproof Headphones with Built-in Mic Headset Portable USB-C Fast Charging Case for Work, Black</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718XGnKL.jpg" xlink:type="simple">https://c1.neweggimages.com/ProductImageCompressAll60/AWR7S210718XGnKL.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4]+1" office:value-type="float" office:value="103" calcext:value-type="float">
            <text:p>103</text:p>
          </table:table-cell>
          <table:table-cell table:style-name="ce5" office:value-type="string" calcext:value-type="string">
            <text:p>AUKEY PB-N83 Mini USB C Portable Charger Black 10000mAh</text:p>
          </table:table-cell>
          <table:table-cell table:style-name="ce7" office:value-type="float" office:value="15.99" calcext:value-type="float">
            <text:p>$15.99</text:p>
          </table:table-cell>
          <table:table-cell table:style-name="ce8" office:value-type="string" calcext:value-type="string">
            <text:p><text:a xlink:href="https://c1.neweggimages.com/ProductImageCompressAll60/AWR7S210624vawpk.jpg" xlink:type="simple">https://c1.neweggimages.com/ProductImageCompressAll60/AWR7S210624vawpk.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5]+1" office:value-type="float" office:value="104" calcext:value-type="float">
            <text:p>104</text:p>
          </table:table-cell>
          <table:table-cell table:style-name="ce5" office:value-type="string" calcext:value-type="string">
            <text:p>Tacklife T8 Pro 1200A Peak 18000mAh Water-Resistant Car Jump Starter with LCD Screen (up to 7.5L Gas, 6L Diesel Engine) car Battery Charger with LCD Screen, USB Quick Charge, T8 Pro Green</text:p>
          </table:table-cell>
          <table:table-cell table:style-name="ce7" office:value-type="float" office:value="91.99" calcext:value-type="float">
            <text:p>$91.99</text:p>
          </table:table-cell>
          <table:table-cell table:style-name="ce8" office:value-type="string" calcext:value-type="string">
            <text:p><text:a xlink:href="https://c1.neweggimages.com/ProductImageCompressAll60/AWR7S2109061743E.jpg" xlink:type="simple">https://c1.neweggimages.com/ProductImageCompressAll60/AWR7S2109061743E.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6]+1" office:value-type="float" office:value="105" calcext:value-type="float">
            <text:p>105</text:p>
          </table:table-cell>
          <table:table-cell table:style-name="ce5" office:value-type="string" calcext:value-type="string">
            <text:p>TACKLIFE A6 Car Tire Inflator 12V DC Portable Air Compressor Orange, Blue, Red and Yellow</text:p>
          </table:table-cell>
          <table:table-cell table:style-name="ce7" office:value-type="float" office:value="39.99" calcext:value-type="float">
            <text:p>$39.99</text:p>
          </table:table-cell>
          <table:table-cell table:style-name="ce8" office:value-type="string" calcext:value-type="string">
            <text:p><text:a xlink:href="https://c1.neweggimages.com/ProductImageCompressAll60/AWR7S2108258KlEr.jpg" xlink:type="simple">https://c1.neweggimages.com/ProductImageCompressAll60/AWR7S2108258KlEr.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7]+1" office:value-type="float" office:value="106" calcext:value-type="float">
            <text:p>106</text:p>
          </table:table-cell>
          <table:table-cell table:style-name="ce5" office:value-type="string" calcext:value-type="string">
            <text:p>AUKEY KM-P6 RGB Gaming Mouse Pad Large (31.5×11.8×0.15in) Thick Extended LED Mousepad with Customizable 16.8 Million Colors, 10 Preset Lights, Spill-Resistant Smooth Surface</text:p>
          </table:table-cell>
          <table:table-cell table:style-name="ce7" office:value-type="float" office:value="26.99" calcext:value-type="float">
            <text:p>$26.99</text:p>
          </table:table-cell>
          <table:table-cell table:style-name="ce8" office:value-type="string" calcext:value-type="string">
            <text:p><text:a xlink:href="https://c1.neweggimages.com/ProductImageCompressAll60/AWR7S210623QYbJ7.jpg" xlink:type="simple">https://c1.neweggimages.com/ProductImageCompressAll60/AWR7S210623QYbJ7.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8]+1" office:value-type="float" office:value="107" calcext:value-type="float">
            <text:p>107</text:p>
          </table:table-cell>
          <table:table-cell table:style-name="ce5" office:value-type="string" calcext:value-type="string">
            <text:p>TACKLIFE MLR01 Laser Range Finder BLACK and ORANGE, Can Measure 900 Yards Farther; 7 Times Magnification and Full Multilayer Coating, Durable And Waterproof Body Makes The Image Clearer and More</text:p>
          </table:table-cell>
          <table:table-cell table:style-name="ce7" office:value-type="float" office:value="94.99" calcext:value-type="float">
            <text:p>$94.99</text:p>
          </table:table-cell>
          <table:table-cell table:style-name="ce8" office:value-type="string" calcext:value-type="string">
            <text:p><text:a xlink:href="https://c1.neweggimages.com/ProductImageCompressAll60/AWR7S210720r5Tro.jpg" xlink:type="simple">https://c1.neweggimages.com/ProductImageCompressAll60/AWR7S210720r5Tro.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09]+1" office:value-type="float" office:value="108" calcext:value-type="float">
            <text:p>108</text:p>
          </table:table-cell>
          <table:table-cell table:style-name="ce5" office:value-type="string" calcext:value-type="string">
            <text:p>TACKLIFE Circular Saw With Metal Handle, 6 Blades (4-3/4"&amp; 4-1/2”), Laser Guide, 5.8A, Max Cutting Depth 1-11/16'' (90°), 1-3/8'' (45°), Ideal For Wood, Soft Metal, Tile And Plastic Cuts - TCS115A - O</text:p>
          </table:table-cell>
          <table:table-cell table:style-name="ce7" office:value-type="float" office:value="88.99" calcext:value-type="float">
            <text:p>$88.99</text:p>
          </table:table-cell>
          <table:table-cell table:style-name="ce8" office:value-type="string" calcext:value-type="string">
            <text:p><text:a xlink:href="https://c1.neweggimages.com/ProductImageCompressAll60/AWR7S210730KVlnd.jpg" xlink:type="simple">https://c1.neweggimages.com/ProductImageCompressAll60/AWR7S210730KVlnd.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0]+1" office:value-type="float" office:value="109" calcext:value-type="float">
            <text:p>109</text:p>
          </table:table-cell>
          <table:table-cell table:style-name="ce5" office:value-type="string" calcext:value-type="string">
            <text:p>TACKLIFE KP200 Jump Starter Black</text:p>
          </table:table-cell>
          <table:table-cell table:style-name="ce7" office:value-type="float" office:value="96.99" calcext:value-type="float">
            <text:p>$96.99</text:p>
          </table:table-cell>
          <table:table-cell table:style-name="ce8" office:value-type="string" calcext:value-type="string">
            <text:p><text:a xlink:href="https://c1.neweggimages.com/ProductImageCompressAll60/AWR7S210825UDYXT.jpg" xlink:type="simple">https://c1.neweggimages.com/ProductImageCompressAll60/AWR7S210825UDYXT.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1]+1" office:value-type="float" office:value="110" calcext:value-type="float">
            <text:p>110</text:p>
          </table:table-cell>
          <table:table-cell table:style-name="ce5" office:value-type="string" calcext:value-type="string">
            <text:p>ASRock Radeon RX 6900 XT PHANTOM GAMING D Graphics Card 16GB GDDR6, AMD RDNA2 (RX6900XT PGD 16GO)</text:p>
          </table:table-cell>
          <table:table-cell table:style-name="ce7" office:value-type="float" office:value="1499.99" calcext:value-type="float">
            <text:p>$1,499.99</text:p>
          </table:table-cell>
          <table:table-cell table:style-name="ce8" office:value-type="string" calcext:value-type="string">
            <text:p><text:a xlink:href="https://c1.neweggimages.com/ProductImageCompressAll60/14-930-052-01.jpg" xlink:type="simple">https://c1.neweggimages.com/ProductImageCompressAll60/14-930-052-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2]+1" office:value-type="float" office:value="111" calcext:value-type="float">
            <text:p>111</text:p>
          </table:table-cell>
          <table:table-cell table:style-name="ce5" office:value-type="string" calcext:value-type="string">
            <text:p>ABS Master Gaming PC - Intel i5 11400F - GeForce RTX 3060 - 16GB DDR4 3000MHz - 512GB M.2 NVMe SSD</text:p>
          </table:table-cell>
          <table:table-cell table:style-name="ce7" office:value-type="float" office:value="1299.99" calcext:value-type="float">
            <text:p>$1,299.99</text:p>
          </table:table-cell>
          <table:table-cell table:style-name="ce8" office:value-type="string" calcext:value-type="string">
            <text:p><text:a xlink:href="https://c1.neweggimages.com/ProductImageCompressAll60/83-360-205-01.jpg" xlink:type="simple">https://c1.neweggimages.com/ProductImageCompressAll60/83-360-205-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3]+1" office:value-type="float" office:value="112" calcext:value-type="float">
            <text:p>112</text:p>
          </table:table-cell>
          <table:table-cell table:style-name="ce5" office:value-type="string" calcext:value-type="string">
            <text:p>MSI Gaming GeForce GTX 1050 Ti 4GB GDDR5 PCI Express 3.0 x16 ATX Video Card GTX 1050 Ti GAMING X 4G</text:p>
          </table:table-cell>
          <table:table-cell table:style-name="ce7" office:value-type="float" office:value="264.98" calcext:value-type="float">
            <text:p>$264.98</text:p>
          </table:table-cell>
          <table:table-cell table:style-name="ce8" office:value-type="string" calcext:value-type="string">
            <text:p><text:a xlink:href="https://c1.neweggimages.com/ProductImageCompressAll60/14-137-054-07.jpg" xlink:type="simple">https://c1.neweggimages.com/ProductImageCompressAll60/14-137-054-07.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4]+1" office:value-type="float" office:value="113" calcext:value-type="float">
            <text:p>113</text:p>
          </table:table-cell>
          <table:table-cell table:style-name="ce5" office:value-type="string" calcext:value-type="string">
            <text:p>Microsoft Xbox Series S</text:p>
          </table:table-cell>
          <table:table-cell table:style-name="ce7" office:value-type="float" office:value="299.99" calcext:value-type="float">
            <text:p>$299.99</text:p>
          </table:table-cell>
          <table:table-cell table:style-name="ce8" office:value-type="string" calcext:value-type="string">
            <text:p><text:a xlink:href="https://c1.neweggimages.com/ProductImageCompressAll60/68-105-274-V01.jpg" xlink:type="simple">https://c1.neweggimages.com/ProductImageCompressAll60/68-105-274-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5]+1" office:value-type="float" office:value="114" calcext:value-type="float">
            <text:p>114</text:p>
          </table:table-cell>
          <table:table-cell table:style-name="ce5" office:value-type="string" calcext:value-type="string">
            <text:p>SAMSUNG Odyssey G7 C27G75T 27" Quad HD 2560 x 1440 2K 240Hz 1ms 2 x DisplayPort, HDMI G-Sync Compatible Flicker-Free Backlit LED Curved Gaming Monitor</text:p>
          </table:table-cell>
          <table:table-cell table:style-name="ce7" office:value-type="float" office:value="499.99" calcext:value-type="float">
            <text:p>$499.99</text:p>
          </table:table-cell>
          <table:table-cell table:style-name="ce8" office:value-type="string" calcext:value-type="string">
            <text:p><text:a xlink:href="https://c1.neweggimages.com/ProductImageCompressAll60/24-022-815-S02.jpg" xlink:type="simple">https://c1.neweggimages.com/ProductImageCompressAll60/24-022-815-S02.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6]+1" office:value-type="float" office:value="115" calcext:value-type="float">
            <text:p>115</text:p>
          </table:table-cell>
          <table:table-cell table:style-name="ce5" office:value-type="string" calcext:value-type="string">
            <text:p>ASUS TUF Gaming GeForce GTX 1650 OC Edition 4GB GDDR6 PCI Express 3.0 Video Card TUF-GTX1650-O4GD6-P-GAMING</text:p>
          </table:table-cell>
          <table:table-cell table:style-name="ce7" office:value-type="float" office:value="323.99" calcext:value-type="float">
            <text:p>$323.99</text:p>
          </table:table-cell>
          <table:table-cell table:style-name="ce8" office:value-type="string" calcext:value-type="string">
            <text:p><text:a xlink:href="https://c1.neweggimages.com/ProductImageCompressAll60/14-126-445-01.jpg" xlink:type="simple">https://c1.neweggimages.com/ProductImageCompressAll60/14-126-445-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7]+1" office:value-type="float" office:value="116" calcext:value-type="float">
            <text:p>116</text:p>
          </table:table-cell>
          <table:table-cell table:style-name="ce5" office:value-type="string" calcext:value-type="string">
            <text:p>ABS Master Gaming PC - Intel i5 10400F - GeForce RTX 3060 12GB - 16GB DDR4 3000MHz - 512GB SSD</text:p>
          </table:table-cell>
          <table:table-cell table:style-name="ce7" office:value-type="float" office:value="1199.99" calcext:value-type="float">
            <text:p>$1,199.99</text:p>
          </table:table-cell>
          <table:table-cell table:style-name="ce8" office:value-type="string" calcext:value-type="string">
            <text:p><text:a xlink:href="https://c1.neweggimages.com/ProductImageCompressAll60/83-360-194-09.jpg" xlink:type="simple">https://c1.neweggimages.com/ProductImageCompressAll60/83-360-194-09.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8]+1" office:value-type="float" office:value="117" calcext:value-type="float">
            <text:p>117</text:p>
          </table:table-cell>
          <table:table-cell table:style-name="ce5" office:value-type="string" calcext:value-type="string">
            <text:p>XFX SPEEDSTER SWFT 210 Radeon RX 6600 8GB GDDR6 PCI Express 4.0 ATX Video Card RX-66XL8LFDQ</text:p>
          </table:table-cell>
          <table:table-cell table:style-name="ce7" office:value-type="float" office:value="559.99" calcext:value-type="float">
            <text:p>$559.99</text:p>
          </table:table-cell>
          <table:table-cell table:style-name="ce8" office:value-type="string" calcext:value-type="string">
            <text:p><text:a xlink:href="https://c1.neweggimages.com/ProductImageCompressAll60/14-150-864-01.jpg" xlink:type="simple">https://c1.neweggimages.com/ProductImageCompressAll60/14-150-864-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19]+1" office:value-type="float" office:value="118" calcext:value-type="float">
            <text:p>118</text:p>
          </table:table-cell>
          <table:table-cell table:style-name="ce5" office:value-type="string" calcext:value-type="string">
            <text:p>SAMSUNG Odyssey G9 Series C49G97T 49" Dual QHD 5120 x 1440 2K 1ms (GTG) 240Hz HDMI, 2x DisplayPort, 2x USB 3.0 AMD FreeSync and G-Sync Compatible Curved DisplayHDR 1000 QLED Gaming Monitor</text:p>
          </table:table-cell>
          <table:table-cell table:style-name="ce7" office:value-type="float" office:value="1048.97" calcext:value-type="float">
            <text:p>$1,048.97</text:p>
          </table:table-cell>
          <table:table-cell table:style-name="ce8" office:value-type="string" calcext:value-type="string">
            <text:p><text:a xlink:href="https://c1.neweggimages.com/ProductImageCompressAll60/24-022-902-01.jpg" xlink:type="simple">https://c1.neweggimages.com/ProductImageCompressAll60/24-022-902-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0]+1" office:value-type="float" office:value="119" calcext:value-type="float">
            <text:p>119</text:p>
          </table:table-cell>
          <table:table-cell table:style-name="ce5" office:value-type="string" calcext:value-type="string">
            <text:p>Oculus Quest 2 - Advanced All-In-One Virtual Reality Headset - 256 GB</text:p>
          </table:table-cell>
          <table:table-cell table:style-name="ce7" office:value-type="float" office:value="399" calcext:value-type="float">
            <text:p>$399.00</text:p>
          </table:table-cell>
          <table:table-cell table:style-name="ce8" office:value-type="string" calcext:value-type="string">
            <text:p><text:a xlink:href="https://c1.neweggimages.com/ProductImageCompressAll60/26-910-032-V01.jpg" xlink:type="simple">https://c1.neweggimages.com/ProductImageCompressAll60/26-910-032-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1]+1" office:value-type="float" office:value="120" calcext:value-type="float">
            <text:p>120</text:p>
          </table:table-cell>
          <table:table-cell table:style-name="ce5" office:value-type="string" calcext:value-type="string">
            <text:p>AMD Ryzen 7 5800X - Ryzen 7 5000 Series Vermeer (Zen 3) 8-Core 3.8 GHz Socket AM4 105W Desktop Processor - 100-100000063WOF</text:p>
          </table:table-cell>
          <table:table-cell table:style-name="ce7" office:value-type="float" office:value="410.91" calcext:value-type="float">
            <text:p>$410.91</text:p>
          </table:table-cell>
          <table:table-cell table:style-name="ce8" office:value-type="string" calcext:value-type="string">
            <text:p><text:a xlink:href="https://c1.neweggimages.com/ProductImageCompressAll60/19-113-665-V01.jpg" xlink:type="simple">https://c1.neweggimages.com/ProductImageCompressAll60/19-113-665-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2]+1" office:value-type="float" office:value="121" calcext:value-type="float">
            <text:p>121</text:p>
          </table:table-cell>
          <table:table-cell table:style-name="ce5" office:value-type="string" calcext:value-type="string">
            <text:p>SAPPHIRE PULSE AMD Radeon RX 6800 XT Gaming Graphics Card with 16GB GDDR6, AMD RDNA 2 (SKU#11304-03-20G)</text:p>
          </table:table-cell>
          <table:table-cell table:style-name="ce7" office:value-type="float" office:value="1269.99" calcext:value-type="float">
            <text:p>$1,269.99</text:p>
          </table:table-cell>
          <table:table-cell table:style-name="ce8" office:value-type="string" calcext:value-type="string">
            <text:p><text:a xlink:href="https://c1.neweggimages.com/ProductImageCompressAll60/14-202-405-S01.jpg" xlink:type="simple">https://c1.neweggimages.com/ProductImageCompressAll60/14-202-405-S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3]+1" office:value-type="float" office:value="122" calcext:value-type="float">
            <text:p>122</text:p>
          </table:table-cell>
          <table:table-cell table:style-name="ce5" office:value-type="string" calcext:value-type="string">
            <text:p>ABS Gladiator Gaming PC - Ryzen 7 5800X - GeForce RTX 3080 - G.Skill TridentZ RGB 32GB DDR4 3200MHz - 1TB Gen4 M.2 SSD - Corsair 280MM RGB AIO - Windows 10 Pro 64-bit</text:p>
          </table:table-cell>
          <table:table-cell table:style-name="ce7" office:value-type="float" office:value="2699.99" calcext:value-type="float">
            <text:p>$2,699.99</text:p>
          </table:table-cell>
          <table:table-cell table:style-name="ce8" office:value-type="string" calcext:value-type="string">
            <text:p><text:a xlink:href="https://c1.neweggimages.com/ProductImageCompressAll60/83-360-202-01.jpg" xlink:type="simple">https://c1.neweggimages.com/ProductImageCompressAll60/83-360-202-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4]+1" office:value-type="float" office:value="123" calcext:value-type="float">
            <text:p>123</text:p>
          </table:table-cell>
          <table:table-cell table:style-name="ce5" office:value-type="string" calcext:value-type="string">
            <text:p>CyberpowerPC Gaming Desktop Gamer Master GM60900 Ryzen 7 5000 Series 5800X (3.80GHz) 16GB DDR4 1 TB PCIe SSD NVIDIA GeForce RTX 3060 Ti Windows 10 Home 64-bit</text:p>
          </table:table-cell>
          <table:table-cell table:style-name="ce7" office:value-type="float" office:value="1699.99" calcext:value-type="float">
            <text:p>$1,699.99</text:p>
          </table:table-cell>
          <table:table-cell table:style-name="ce8" office:value-type="string" calcext:value-type="string">
            <text:p><text:a xlink:href="https://c1.neweggimages.com/ProductImageCompressAll60/83-230-646-V01.jpg" xlink:type="simple">https://c1.neweggimages.com/ProductImageCompressAll60/83-230-646-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5]+1" office:value-type="float" office:value="124" calcext:value-type="float">
            <text:p>124</text:p>
          </table:table-cell>
          <table:table-cell table:style-name="ce5" office:value-type="string" calcext:value-type="string">
            <text:p>ASUS ROG STRIX Radeon RX 6600 XT 8GB GDDR6 PCI Express 4.0 CrossFireX Support ATX Video Card ROG-STRIX-RX6600XT-O8G-GAMING</text:p>
          </table:table-cell>
          <table:table-cell table:style-name="ce7" office:value-type="float" office:value="549.99" calcext:value-type="float">
            <text:p>$549.99</text:p>
          </table:table-cell>
          <table:table-cell table:style-name="ce8" office:value-type="string" calcext:value-type="string">
            <text:p><text:a xlink:href="https://c1.neweggimages.com/ProductImageCompressAll60/14-126-527-V01.jpg" xlink:type="simple">https://c1.neweggimages.com/ProductImageCompressAll60/14-126-527-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6]+1" office:value-type="float" office:value="125" calcext:value-type="float">
            <text:p>125</text:p>
          </table:table-cell>
          <table:table-cell table:style-name="ce5" office:value-type="string" calcext:value-type="string">
            <text:p>ABS Master Gaming PC - Intel i7 11700F - GeForce RTX 3060 Ti - 16GB DDR4 3000MHz - 1TB M.2 NVMe SSD</text:p>
          </table:table-cell>
          <table:table-cell table:style-name="ce7" office:value-type="float" office:value="1599.99" calcext:value-type="float">
            <text:p>$1,599.99</text:p>
          </table:table-cell>
          <table:table-cell table:style-name="ce8" office:value-type="string" calcext:value-type="string">
            <text:p><text:a xlink:href="https://c1.neweggimages.com/ProductImageCompressAll60/83-360-190-01.jpg" xlink:type="simple">https://c1.neweggimages.com/ProductImageCompressAll60/83-360-190-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7]+1" office:value-type="float" office:value="126" calcext:value-type="float">
            <text:p>126</text:p>
          </table:table-cell>
          <table:table-cell table:style-name="ce5" office:value-type="string" calcext:value-type="string">
            <text:p>AMD Ryzen 9 5950X - Ryzen 9 5000 Series Vermeer (Zen 3) 16-Core 3.4 GHz Socket AM4 105W Desktop Processor - 100-100000059WOF</text:p>
          </table:table-cell>
          <table:table-cell table:style-name="ce7" office:value-type="float" office:value="718.96" calcext:value-type="float">
            <text:p>$718.96</text:p>
          </table:table-cell>
          <table:table-cell table:style-name="ce8" office:value-type="string" calcext:value-type="string">
            <text:p><text:a xlink:href="https://c1.neweggimages.com/ProductImageCompressAll60/19-113-663-V01.jpg" xlink:type="simple">https://c1.neweggimages.com/ProductImageCompressAll60/19-113-663-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8]+1" office:value-type="float" office:value="127" calcext:value-type="float">
            <text:p>127</text:p>
          </table:table-cell>
          <table:table-cell table:style-name="ce5" office:value-type="string" calcext:value-type="string">
            <text:p>Intel Core i9-12900K - Core i9 12th Gen Alder Lake 16-Core (8P+8E) 3.2 GHz LGA 1700 125W Intel UHD Graphics 770 Desktop Processor - BX8071512900K</text:p>
          </table:table-cell>
          <table:table-cell table:style-name="ce7" office:value-type="float" office:value="649.99" calcext:value-type="float">
            <text:p>$649.99</text:p>
          </table:table-cell>
          <table:table-cell table:style-name="ce8" office:value-type="string" calcext:value-type="string">
            <text:p><text:a xlink:href="https://c1.neweggimages.com/ProductImageCompressAll60/19-118-339-05.jpg" xlink:type="simple">https://c1.neweggimages.com/ProductImageCompressAll60/19-118-339-05.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29]+1" office:value-type="float" office:value="128" calcext:value-type="float">
            <text:p>128</text:p>
          </table:table-cell>
          <table:table-cell table:style-name="ce5" office:value-type="string" calcext:value-type="string">
            <text:p>EVGA GeForce RTX 3070 Ti FTW3 ULTRA GAMING Video Card, 08G-P5-3797-KL, 8GB GDDR6X, iCX3 Technology, ARGB LED, Metal Backplate</text:p>
          </table:table-cell>
          <table:table-cell table:style-name="ce7" office:value-type="float" office:value="859.99" calcext:value-type="float">
            <text:p>$859.99</text:p>
          </table:table-cell>
          <table:table-cell table:style-name="ce8" office:value-type="string" calcext:value-type="string">
            <text:p><text:a xlink:href="https://c1.neweggimages.com/ProductImageCompressAll60/14-487-550-V30.jpg" xlink:type="simple">https://c1.neweggimages.com/ProductImageCompressAll60/14-487-550-V30.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0]+1" office:value-type="float" office:value="129" calcext:value-type="float">
            <text:p>129</text:p>
          </table:table-cell>
          <table:table-cell table:style-name="ce5" office:value-type="string" calcext:value-type="string">
            <text:p>Intel Core i5-11600K - Core i5 11th Gen Rocket Lake 6-Core 3.9 GHz LGA 1200 125W Intel UHD Graphics 750 Desktop Processor - BX8070811600K</text:p>
          </table:table-cell>
          <table:table-cell table:style-name="ce7" office:value-type="float" office:value="259.36" calcext:value-type="float">
            <text:p>$259.36</text:p>
          </table:table-cell>
          <table:table-cell table:style-name="ce8" office:value-type="string" calcext:value-type="string">
            <text:p><text:a xlink:href="https://c1.neweggimages.com/ProductImageCompressAll60/19-118-235-V01.jpg" xlink:type="simple">https://c1.neweggimages.com/ProductImageCompressAll60/19-118-235-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1]+1" office:value-type="float" office:value="130" calcext:value-type="float">
            <text:p>130</text:p>
          </table:table-cell>
          <table:table-cell table:style-name="ce5" office:value-type="string" calcext:value-type="string">
            <text:p>Intel Core i7-12700K - Core i7 12th Gen Alder Lake 12-Core (8P+4E) 3.6 GHz LGA 1700 125W Intel UHD Graphics 770 Desktop Processor - BX8071512700K</text:p>
          </table:table-cell>
          <table:table-cell table:style-name="ce7" office:value-type="float" office:value="418.88" calcext:value-type="float">
            <text:p>$418.88</text:p>
          </table:table-cell>
          <table:table-cell table:style-name="ce8" office:value-type="string" calcext:value-type="string">
            <text:p><text:a xlink:href="https://c1.neweggimages.com/ProductImageCompressAll60/19-118-343-05.jpg" xlink:type="simple">https://c1.neweggimages.com/ProductImageCompressAll60/19-118-343-05.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2]+1" office:value-type="float" office:value="131" calcext:value-type="float">
            <text:p>131</text:p>
          </table:table-cell>
          <table:table-cell table:style-name="ce5" office:value-type="string" calcext:value-type="string">
            <text:p>EVGA GeForce RTX 3060 XC GAMING, 12G-P5-3657-KR, 12GB GDDR6, Dual-Fan, Metal Backplate</text:p>
          </table:table-cell>
          <table:table-cell table:style-name="ce7" office:value-type="float" office:value="439.99" calcext:value-type="float">
            <text:p>$439.99</text:p>
          </table:table-cell>
          <table:table-cell table:style-name="ce8" office:value-type="string" calcext:value-type="string">
            <text:p><text:a xlink:href="https://c1.neweggimages.com/ProductImageCompressAll60/14-487-539-01.jpg" xlink:type="simple">https://c1.neweggimages.com/ProductImageCompressAll60/14-487-539-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3]+1" office:value-type="float" office:value="132" calcext:value-type="float">
            <text:p>132</text:p>
          </table:table-cell>
          <table:table-cell table:style-name="ce5" office:value-type="string" calcext:value-type="string">
            <text:p>ASUS ROG Strix NVIDIA GeForce RTX 3080 Ti OC Edition Gaming Graphics Card (PCIe 4.0, 12GB GDDR6X, HDMI 2.1, Axial-tech Fan Design, 2.9-Slot, Super Alloy Power II, ASUS Auto-Extreme Technology)</text:p>
          </table:table-cell>
          <table:table-cell table:style-name="ce7" office:value-type="float" office:value="2069.99" calcext:value-type="float">
            <text:p>$2,069.99</text:p>
          </table:table-cell>
          <table:table-cell table:style-name="ce8" office:value-type="string" calcext:value-type="string">
            <text:p><text:a xlink:href="https://c1.neweggimages.com/ProductImageCompressAll60/14-126-508-V19.jpg" xlink:type="simple">https://c1.neweggimages.com/ProductImageCompressAll60/14-126-508-V19.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4]+1" office:value-type="float" office:value="133" calcext:value-type="float">
            <text:p>133</text:p>
          </table:table-cell>
          <table:table-cell table:style-name="ce5" office:value-type="string" calcext:value-type="string">
            <text:p>GIGABYTE B550 VISION D-P AM4 AMD B550 ATX Motherboard with Dual M.2, SATA 6Gb/s, USB 3.2 Type-C with Thunderbolt 3, WIFI 6, Dual 2.5GbE LAN, PCIe 4.0</text:p>
          </table:table-cell>
          <table:table-cell table:style-name="ce7" office:value-type="float" office:value="299.99" calcext:value-type="float">
            <text:p>$299.99</text:p>
          </table:table-cell>
          <table:table-cell table:style-name="ce8" office:value-type="string" calcext:value-type="string">
            <text:p><text:a xlink:href="https://c1.neweggimages.com/ProductImageCompressAll60/13-145-297-01.jpg" xlink:type="simple">https://c1.neweggimages.com/ProductImageCompressAll60/13-145-297-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5]+1" office:value-type="float" office:value="134" calcext:value-type="float">
            <text:p>134</text:p>
          </table:table-cell>
          <table:table-cell table:style-name="ce5" office:value-type="string" calcext:value-type="string">
            <text:p>G.SKILL Ripjaws V Series 32GB (2 x 16GB) 288-Pin DDR4 SDRAM DDR4 3200 (PC4 25600) Desktop Memory Model F4-3200C16D-32GVK</text:p>
          </table:table-cell>
          <table:table-cell table:style-name="ce7" office:value-type="float" office:value="99.99" calcext:value-type="float">
            <text:p>$99.99</text:p>
          </table:table-cell>
          <table:table-cell table:style-name="ce8" office:value-type="string" calcext:value-type="string">
            <text:p><text:a xlink:href="https://c1.neweggimages.com/ProductImageCompressAll60/20-232-091-04.jpg" xlink:type="simple">https://c1.neweggimages.com/ProductImageCompressAll60/20-232-091-04.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6]+1" office:value-type="float" office:value="135" calcext:value-type="float">
            <text:p>135</text:p>
          </table:table-cell>
          <table:table-cell table:style-name="ce5" office:value-type="string" calcext:value-type="string">
            <text:p>ABS Gladiator Gaming PC - Intel i5 11400F - GeForce RTX 3070 - 16GB DDR4 3000MHz - 1TB M.2 NVMe SSD</text:p>
          </table:table-cell>
          <table:table-cell table:style-name="ce7" office:value-type="float" office:value="1599.99" calcext:value-type="float">
            <text:p>$1,599.99</text:p>
          </table:table-cell>
          <table:table-cell table:style-name="ce8" office:value-type="string" calcext:value-type="string">
            <text:p><text:a xlink:href="https://c1.neweggimages.com/ProductImageCompressAll60/83-360-221-01.jpg" xlink:type="simple">https://c1.neweggimages.com/ProductImageCompressAll60/83-360-221-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7]+1" office:value-type="float" office:value="136" calcext:value-type="float">
            <text:p>136</text:p>
          </table:table-cell>
          <table:table-cell table:style-name="ce5" office:value-type="string" calcext:value-type="string">
            <text:p>MSI - 15.6" 144 Hz IPS - Intel Core i7 11th Gen 11800H (2.30GHz) - NVIDIA GeForce RTX 3060 Laptop GPU - 16 GB DDR4 - 1 TB HDD 512 GB NVMe SSD - Windows 10 Home 64-bit - Gaming Laptop (Pulse GL66 11UEK-034 )</text:p>
          </table:table-cell>
          <table:table-cell table:style-name="ce7" office:value-type="float" office:value="1199" calcext:value-type="float">
            <text:p>$1,199.00</text:p>
          </table:table-cell>
          <table:table-cell table:style-name="ce8" office:value-type="string" calcext:value-type="string">
            <text:p><text:a xlink:href="https://c1.neweggimages.com/ProductImageCompressAll60/34-155-856-V30.jpg" xlink:type="simple">https://c1.neweggimages.com/ProductImageCompressAll60/34-155-856-V30.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8]+1" office:value-type="float" office:value="137" calcext:value-type="float">
            <text:p>137</text:p>
          </table:table-cell>
          <table:table-cell table:style-name="ce5" office:value-type="string" calcext:value-type="string">
            <text:p>ASUS ROG Strix NVIDIA GeForce RTX 3060 Ti V2 OC Edition Gaming Graphics Card (PCIe 4.0, 8GB GDDR6, LHR, HDMI 2.1, DisplayPort 1.4a, Axial-tech Fan Design, 2.9-slot, Super Alloy Power II, GPU Tweak II) ROG-STRIX-RTX3060TI-O8G-V2-GAMING</text:p>
          </table:table-cell>
          <table:table-cell table:style-name="ce7" office:value-type="float" office:value="669.99" calcext:value-type="float">
            <text:p>$669.99</text:p>
          </table:table-cell>
          <table:table-cell table:style-name="ce8" office:value-type="string" calcext:value-type="string">
            <text:p><text:a xlink:href="https://c1.neweggimages.com/ProductImageCompressAll60/14-126-529-V06.jpg" xlink:type="simple">https://c1.neweggimages.com/ProductImageCompressAll60/14-126-529-V06.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39]+1" office:value-type="float" office:value="138" calcext:value-type="float">
            <text:p>138</text:p>
          </table:table-cell>
          <table:table-cell table:style-name="ce5" office:value-type="string" calcext:value-type="string">
            <text:p>Lenovo Laptop ThinkPad T14 Gen 2 20W0003JUS Intel Core i5 11th Gen 1135G7 (2.40GHz) 8 GB Memory 256 GB PCIe SSD Intel Iris Xe Graphics 14" IPS 1920 x 1080 Windows 10 Pro 64-bit</text:p>
          </table:table-cell>
          <table:table-cell table:style-name="ce7" office:value-type="float" office:value="1050.72" calcext:value-type="float">
            <text:p>$1,050.72</text:p>
          </table:table-cell>
          <table:table-cell table:style-name="ce8" office:value-type="string" calcext:value-type="string">
            <text:p><text:a xlink:href="https://c1.neweggimages.com/ProductImageCompressAll60/AHRCD210317P9K8U.jpg" xlink:type="simple">https://c1.neweggimages.com/ProductImageCompressAll60/AHRCD210317P9K8U.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0]+1" office:value-type="float" office:value="139" calcext:value-type="float">
            <text:p>139</text:p>
          </table:table-cell>
          <table:table-cell table:style-name="ce5" office:value-type="string" calcext:value-type="string">
            <text:p>MSI SPATIUM Series M.2 2280 1TB PCI-Express 4.0 x4, NVMe 1.3 3D NAND Internal Solid State Drive (SSD) M470</text:p>
          </table:table-cell>
          <table:table-cell table:style-name="ce7" office:value-type="float" office:value="94.99" calcext:value-type="float">
            <text:p>$94.99</text:p>
          </table:table-cell>
          <table:table-cell table:style-name="ce8" office:value-type="string" calcext:value-type="string">
            <text:p><text:a xlink:href="https://c1.neweggimages.com/ProductImageCompressAll60/20-140-013-V01.jpg" xlink:type="simple">https://c1.neweggimages.com/ProductImageCompressAll60/20-140-013-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1]+1" office:value-type="float" office:value="140" calcext:value-type="float">
            <text:p>140</text:p>
          </table:table-cell>
          <table:table-cell table:style-name="ce5" office:value-type="string" calcext:value-type="string">
            <text:p>ASRock OC Formula Radeon RX 6900 XT 16GB GDDR6 PCI Express 4.0 ATX Video Card RX6900XT OCF 16G</text:p>
          </table:table-cell>
          <table:table-cell table:style-name="ce7" office:value-type="float" office:value="1599.99" calcext:value-type="float">
            <text:p>$1,599.99</text:p>
          </table:table-cell>
          <table:table-cell table:style-name="ce8" office:value-type="string" calcext:value-type="string">
            <text:p><text:a xlink:href="https://c1.neweggimages.com/ProductImageCompressAll60/14-930-057-V01.jpg" xlink:type="simple">https://c1.neweggimages.com/ProductImageCompressAll60/14-930-057-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2]+1" office:value-type="float" office:value="141" calcext:value-type="float">
            <text:p>141</text:p>
          </table:table-cell>
          <table:table-cell table:style-name="ce5" office:value-type="string" calcext:value-type="string">
            <text:p>GIGABYTE Gaming OC PRO GeForce RTX 3060 Ti 8GB GDDR6 PCI Express 4.0 ATX Video Card GV-N306TGAMINGOC PRO-8GD (rev. 3.0) (LHR)</text:p>
          </table:table-cell>
          <table:table-cell table:style-name="ce7" office:value-type="float" office:value="569.99" calcext:value-type="float">
            <text:p>$569.99</text:p>
          </table:table-cell>
          <table:table-cell table:style-name="ce8" office:value-type="string" calcext:value-type="string">
            <text:p><text:a xlink:href="https://c1.neweggimages.com/ProductImageCompressAll60/14-932-453-V11.jpg" xlink:type="simple">https://c1.neweggimages.com/ProductImageCompressAll60/14-932-453-V1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3]+1" office:value-type="float" office:value="142" calcext:value-type="float">
            <text:p>142</text:p>
          </table:table-cell>
          <table:table-cell table:style-name="ce5" office:value-type="string" calcext:value-type="string">
            <text:p>Windows 10 Home - 64-bit - OEM</text:p>
          </table:table-cell>
          <table:table-cell table:style-name="ce7" office:value-type="float" office:value="99.99" calcext:value-type="float">
            <text:p>$99.99</text:p>
          </table:table-cell>
          <table:table-cell table:style-name="ce8" office:value-type="string" calcext:value-type="string">
            <text:p><text:a xlink:href="https://c1.neweggimages.com/ProductImageCompressAll60/32-416-892-11.jpg" xlink:type="simple">https://c1.neweggimages.com/ProductImageCompressAll60/32-416-892-1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4]+1" office:value-type="float" office:value="143" calcext:value-type="float">
            <text:p>143</text:p>
          </table:table-cell>
          <table:table-cell table:style-name="ce5" office:value-type="string" calcext:value-type="string">
            <text:p>MSI GP Series - 15.6" 240 Hz - Intel Core i7 11th Gen 11800H (2.30GHz) - NVIDIA GeForce RTX 3080 Laptop GPU - 16 GB DDR4 - 1 TB NVMe SSD - Windows 10 Home 64-bit - Gaming Laptop (GP66 Leopard 11UH-032 )</text:p>
          </table:table-cell>
          <table:table-cell table:style-name="ce7" office:value-type="float" office:value="1899" calcext:value-type="float">
            <text:p>$1,899.00</text:p>
          </table:table-cell>
          <table:table-cell table:style-name="ce8" office:value-type="string" calcext:value-type="string">
            <text:p><text:a xlink:href="https://c1.neweggimages.com/ProductImageCompressAll60/34-155-852-V24.jpg" xlink:type="simple">https://c1.neweggimages.com/ProductImageCompressAll60/34-155-852-V24.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5]+1" office:value-type="float" office:value="144" calcext:value-type="float">
            <text:p>144</text:p>
          </table:table-cell>
          <table:table-cell table:style-name="ce5" office:value-type="string" calcext:value-type="string">
            <text:p>MSI GP Series - 17.3" 144 Hz IPS - Intel Core i7 10th Gen 10870H (2.20 GHz) - NVIDIA GeForce RTX 2070 SUPER - 16 GB DDR4 - 512 GB NVMe SSD - Windows 10 Home 64-bit - Gaming Laptop (GP75 Leopard 10SFSK-481)</text:p>
          </table:table-cell>
          <table:table-cell table:style-name="ce7" office:value-type="float" office:value="1399.99" calcext:value-type="float">
            <text:p>$1,399.99</text:p>
          </table:table-cell>
          <table:table-cell table:style-name="ce8" office:value-type="string" calcext:value-type="string">
            <text:p><text:a xlink:href="https://c1.neweggimages.com/ProductImageCompressAll60/AAPKS201230xh6Fa.jpg" xlink:type="simple">https://c1.neweggimages.com/ProductImageCompressAll60/AAPKS201230xh6Fa.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6]+1" office:value-type="float" office:value="145" calcext:value-type="float">
            <text:p>145</text:p>
          </table:table-cell>
          <table:table-cell table:style-name="ce5" office:value-type="string" calcext:value-type="string">
            <text:p>AMD Ryzen 9 5900X - Ryzen 9 5000 Series Vermeer (Zen 3) 12-Core 3.7 GHz Socket AM4 105W Desktop Processor - 100-100000061WOF</text:p>
          </table:table-cell>
          <table:table-cell table:style-name="ce7" office:value-type="float" office:value="599.99" calcext:value-type="float">
            <text:p>$599.99</text:p>
          </table:table-cell>
          <table:table-cell table:style-name="ce8" office:value-type="string" calcext:value-type="string">
            <text:p><text:a xlink:href="https://c1.neweggimages.com/ProductImageCompressAll60/19-113-664-V01.jpg" xlink:type="simple">https://c1.neweggimages.com/ProductImageCompressAll60/19-113-664-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7]+1" office:value-type="float" office:value="146" calcext:value-type="float">
            <text:p>146</text:p>
          </table:table-cell>
          <table:table-cell table:style-name="ce5" office:value-type="string" calcext:value-type="string">
            <text:p>ABS Master Gaming PC - Intel i5 11400F - GeForce RTX 2060 - 16GB DDR4 3000MHz - 512GB Intel M.2 NVMe SSD</text:p>
          </table:table-cell>
          <table:table-cell table:style-name="ce7" office:value-type="float" office:value="1099.99" calcext:value-type="float">
            <text:p>$1,099.99</text:p>
          </table:table-cell>
          <table:table-cell table:style-name="ce8" office:value-type="string" calcext:value-type="string">
            <text:p><text:a xlink:href="https://c1.neweggimages.com/ProductImageCompressAll60/83-360-129-04.jpg" xlink:type="simple">https://c1.neweggimages.com/ProductImageCompressAll60/83-360-129-04.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8]+1" office:value-type="float" office:value="147" calcext:value-type="float">
            <text:p>147</text:p>
          </table:table-cell>
          <table:table-cell table:style-name="ce5" office:value-type="string" calcext:value-type="string">
            <text:p>ABS Gladiator Gaming PC - Intel i7 11700KF - GeForce RTX 3070 - G.Skill TridentZ RGB 16 GB DDR4 3200MHz - 1TB Intel M.2 NVMe SSD</text:p>
          </table:table-cell>
          <table:table-cell table:style-name="ce7" office:value-type="float" office:value="2199.99" calcext:value-type="float">
            <text:p>$2,199.99</text:p>
          </table:table-cell>
          <table:table-cell table:style-name="ce8" office:value-type="string" calcext:value-type="string">
            <text:p><text:a xlink:href="https://c1.neweggimages.com/ProductImageCompressAll60/83-360-211-01.jpg" xlink:type="simple">https://c1.neweggimages.com/ProductImageCompressAll60/83-360-211-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49]+1" office:value-type="float" office:value="148" calcext:value-type="float">
            <text:p>148</text:p>
          </table:table-cell>
          <table:table-cell table:style-name="ce5" office:value-type="string" calcext:value-type="string">
            <text:p>GIGABYTE Gaming GeForce RTX 3070 Ti 8GB GDDR6X PCI Express 4.0 ATX Video Card GV-N307TGAMING OC-8GD</text:p>
          </table:table-cell>
          <table:table-cell table:style-name="ce7" office:value-type="float" office:value="899.99" calcext:value-type="float">
            <text:p>$899.99</text:p>
          </table:table-cell>
          <table:table-cell table:style-name="ce8" office:value-type="string" calcext:value-type="string">
            <text:p><text:a xlink:href="https://c1.neweggimages.com/ProductImageCompressAll60/14-932-443-01.jpg" xlink:type="simple">https://c1.neweggimages.com/ProductImageCompressAll60/14-932-443-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0]+1" office:value-type="float" office:value="149" calcext:value-type="float">
            <text:p>149</text:p>
          </table:table-cell>
          <table:table-cell table:style-name="ce5" office:value-type="string" calcext:value-type="string">
            <text:p>Oculus Quest 2 - Advanced All-In-One Virtual Reality Headset - 128 GB</text:p>
          </table:table-cell>
          <table:table-cell table:style-name="ce7" office:value-type="float" office:value="299" calcext:value-type="float">
            <text:p>$299.00</text:p>
          </table:table-cell>
          <table:table-cell table:style-name="ce8" office:value-type="string" calcext:value-type="string">
            <text:p><text:a xlink:href="https://c1.neweggimages.com/ProductImageCompressAll60/26-910-033-V11.jpg" xlink:type="simple">https://c1.neweggimages.com/ProductImageCompressAll60/26-910-033-V1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1]+1" office:value-type="float" office:value="150" calcext:value-type="float">
            <text:p>150</text:p>
          </table:table-cell>
          <table:table-cell table:style-name="ce5" office:value-type="string" calcext:value-type="string">
            <text:p>ASUS ROG Strix GA15DK Gaming Desktop PC, AMD Ryzen 7 5800X, GeForce RTX 3070, 16GB DDR4 RAM, 1TB SSD, Wi-Fi 5, Windows 10 Home, GA15DK-DS776</text:p>
          </table:table-cell>
          <table:table-cell table:style-name="ce7" office:value-type="float" office:value="1749.99" calcext:value-type="float">
            <text:p>$1,749.99</text:p>
          </table:table-cell>
          <table:table-cell table:style-name="ce8" office:value-type="string" calcext:value-type="string">
            <text:p><text:a xlink:href="https://c1.neweggimages.com/ProductImageCompressAll60/83-221-675-V01.jpg" xlink:type="simple">https://c1.neweggimages.com/ProductImageCompressAll60/83-221-675-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2]+1" office:value-type="float" office:value="151" calcext:value-type="float">
            <text:p>151</text:p>
          </table:table-cell>
          <table:table-cell table:style-name="ce5" office:value-type="string" calcext:value-type="string">
            <text:p>ABS Gladiator Gaming PC - Intel i9 11900KF - EVGA GeForce RTX 3080 FTW3 Ultra Gaming - Corsair Vengeance RGB 32GB 3200MHz - 2TB Intel M.2 NVME SSD - Corsair H115i ELITE AIO 280mm</text:p>
          </table:table-cell>
          <table:table-cell table:style-name="ce7" office:value-type="float" office:value="3499.99" calcext:value-type="float">
            <text:p>$3,499.99</text:p>
          </table:table-cell>
          <table:table-cell table:style-name="ce8" office:value-type="string" calcext:value-type="string">
            <text:p><text:a xlink:href="https://c1.neweggimages.com/ProductImageCompressAll60/83-360-209-09.jpg" xlink:type="simple">https://c1.neweggimages.com/ProductImageCompressAll60/83-360-209-09.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3]+1" office:value-type="float" office:value="152" calcext:value-type="float">
            <text:p>152</text:p>
          </table:table-cell>
          <table:table-cell table:style-name="ce5" office:value-type="string" calcext:value-type="string">
            <text:p>ASUS KO GeForce RTX 3060 Ti V2 OC Edition 8GB GDDR6 PCI Express 4.0 x16 Video Card KO-RTX3060TI-O8G-V2-GAMING (LHR)</text:p>
          </table:table-cell>
          <table:table-cell table:style-name="ce7" office:value-type="float" office:value="609.99" calcext:value-type="float">
            <text:p>$609.99</text:p>
          </table:table-cell>
          <table:table-cell table:style-name="ce8" office:value-type="string" calcext:value-type="string">
            <text:p><text:a xlink:href="https://c1.neweggimages.com/ProductImageCompressAll60/14-126-526-V03.jpg" xlink:type="simple">https://c1.neweggimages.com/ProductImageCompressAll60/14-126-526-V03.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4]+1" office:value-type="float" office:value="153" calcext:value-type="float">
            <text:p>153</text:p>
          </table:table-cell>
          <table:table-cell table:style-name="ce5" office:value-type="string" calcext:value-type="string">
            <text:p>Dyson V10 Animal Cordless Vacuum Cleaner | Iron | New</text:p>
          </table:table-cell>
          <table:table-cell table:style-name="ce7" office:value-type="float" office:value="399.99" calcext:value-type="float">
            <text:p>$399.99</text:p>
          </table:table-cell>
          <table:table-cell table:style-name="ce8" office:value-type="string" calcext:value-type="string">
            <text:p><text:a xlink:href="https://c1.neweggimages.com/ProductImageCompressAll60/A1CZD21110916ZASRC9.jpg" xlink:type="simple">https://c1.neweggimages.com/ProductImageCompressAll60/A1CZD21110916ZASRC9.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5]+1" office:value-type="float" office:value="154" calcext:value-type="float">
            <text:p>154</text:p>
          </table:table-cell>
          <table:table-cell table:style-name="ce5" office:value-type="string" calcext:value-type="string">
            <text:p>Intel Core i7-11700K - Core i7 11th Gen Rocket Lake 8-Core 3.6 GHz LGA 1200 125W Intel UHD Graphics 750 Desktop Processor - BX8070811700K</text:p>
          </table:table-cell>
          <table:table-cell table:style-name="ce7" office:value-type="float" office:value="339.99" calcext:value-type="float">
            <text:p>$339.99</text:p>
          </table:table-cell>
          <table:table-cell table:style-name="ce8" office:value-type="string" calcext:value-type="string">
            <text:p><text:a xlink:href="https://c1.neweggimages.com/ProductImageCompressAll60/19-118-233-V01.jpg" xlink:type="simple">https://c1.neweggimages.com/ProductImageCompressAll60/19-118-233-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6]+1" office:value-type="float" office:value="155" calcext:value-type="float">
            <text:p>155</text:p>
          </table:table-cell>
          <table:table-cell table:style-name="ce5" office:value-type="string" calcext:value-type="string">
            <text:p>ABS Master Gaming PC - Intel i5 10400F - GeForce RTX 2060 - 16GB DDR4 - 512GB SSD</text:p>
          </table:table-cell>
          <table:table-cell table:style-name="ce7" office:value-type="float" office:value="1199.99" calcext:value-type="float">
            <text:p>$1,199.99</text:p>
          </table:table-cell>
          <table:table-cell table:style-name="ce8" office:value-type="string" calcext:value-type="string">
            <text:p><text:a xlink:href="https://c1.neweggimages.com/ProductImageCompressAll60/83-102-994-01.jpg" xlink:type="simple">https://c1.neweggimages.com/ProductImageCompressAll60/83-102-994-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7]+1" office:value-type="float" office:value="156" calcext:value-type="float">
            <text:p>156</text:p>
          </table:table-cell>
          <table:table-cell table:style-name="ce5" office:value-type="string" calcext:value-type="string">
            <text:p>Klipsch Reference Theater Pack 5.1 Channel Surround Sound System</text:p>
          </table:table-cell>
          <table:table-cell table:style-name="ce7" office:value-type="float" office:value="269" calcext:value-type="float">
            <text:p>$269.00</text:p>
          </table:table-cell>
          <table:table-cell table:style-name="ce8" office:value-type="string" calcext:value-type="string">
            <text:p><text:a xlink:href="https://c1.neweggimages.com/ProductImageCompressAll60/0W3-000R-004D1-V08.jpg" xlink:type="simple">https://c1.neweggimages.com/ProductImageCompressAll60/0W3-000R-004D1-V08.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8]+1" office:value-type="float" office:value="157" calcext:value-type="float">
            <text:p>157</text:p>
          </table:table-cell>
          <table:table-cell table:style-name="ce5" office:value-type="string" calcext:value-type="string">
            <text:p>ABS Legend Gaming PC - AMD R9 5950X – GeForce RTX 3080 Ti - G.Skill TridentZ RGB 32GB DDR4 3200MHz - 1TB AORUS GEN4 M.2 NVMe SSD - 240MM RGB AIO</text:p>
          </table:table-cell>
          <table:table-cell table:style-name="ce7" office:value-type="float" office:value="3199.99" calcext:value-type="float">
            <text:p>$3,199.99</text:p>
          </table:table-cell>
          <table:table-cell table:style-name="ce8" office:value-type="string" calcext:value-type="string">
            <text:p><text:a xlink:href="https://c1.neweggimages.com/ProductImageCompressAll60/83-360-177-01.jpg" xlink:type="simple">https://c1.neweggimages.com/ProductImageCompressAll60/83-360-177-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59]+1" office:value-type="float" office:value="158" calcext:value-type="float">
            <text:p>158</text:p>
          </table:table-cell>
          <table:table-cell table:style-name="ce5" office:value-type="string" calcext:value-type="string">
            <text:p>Lenovo ThinkPad T15 Gen 2 Laptop, 15.6" FHD IPS 300 nits, i5-1135G7, Iris Xe Graphics, 8GB, 256GB SSD, Win 10 Pro</text:p>
          </table:table-cell>
          <table:table-cell table:style-name="ce7" office:value-type="float" office:value="1049" calcext:value-type="float">
            <text:p>$1,049.00</text:p>
          </table:table-cell>
          <table:table-cell table:style-name="ce8" office:value-type="string" calcext:value-type="string">
            <text:p><text:a xlink:href="https://c1.neweggimages.com/ProductImageCompressAll60/AHRCD210317YUNHT.jpg" xlink:type="simple">https://c1.neweggimages.com/ProductImageCompressAll60/AHRCD210317YUNHT.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0]+1" office:value-type="float" office:value="159" calcext:value-type="float">
            <text:p>159</text:p>
          </table:table-cell>
          <table:table-cell table:style-name="ce5" office:value-type="string" calcext:value-type="string">
            <text:p>Antminer S17 PRO Mining Machine Power Second-Hand, 220V AC 2200W 53TH/s Power Output Mining Power Supply Bitcoin Miner Machine with Power Cord</text:p>
          </table:table-cell>
          <table:table-cell table:style-name="ce7" office:value-type="float" office:value="3699.75" calcext:value-type="float">
            <text:p>$3,699.75</text:p>
          </table:table-cell>
          <table:table-cell table:style-name="ce8" office:value-type="string" calcext:value-type="string">
            <text:p><text:a xlink:href="https://c1.neweggimages.com/ProductImageCompressAll60/B30TD210831J3S1H.jpg" xlink:type="simple">https://c1.neweggimages.com/ProductImageCompressAll60/B30TD210831J3S1H.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1]+1" office:value-type="float" office:value="160" calcext:value-type="float">
            <text:p>160</text:p>
          </table:table-cell>
          <table:table-cell table:style-name="ce5" office:value-type="string" calcext:value-type="string">
            <text:p>ASUS Dual GeForce RTX 3060 Ti V2 OC Edition 8GB GDDR6 PCI Express 4.0 Video Card DUAL-RTX3060TI-O8G-V2 (LHR)</text:p>
          </table:table-cell>
          <table:table-cell table:style-name="ce7" office:value-type="float" office:value="579.99" calcext:value-type="float">
            <text:p>$579.99</text:p>
          </table:table-cell>
          <table:table-cell table:style-name="ce8" office:value-type="string" calcext:value-type="string">
            <text:p><text:a xlink:href="https://c1.neweggimages.com/ProductImageCompressAll60/14-126-521-V01.jpg" xlink:type="simple">https://c1.neweggimages.com/ProductImageCompressAll60/14-126-521-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2]+1" office:value-type="float" office:value="161" calcext:value-type="float">
            <text:p>161</text:p>
          </table:table-cell>
          <table:table-cell table:style-name="ce5" office:value-type="string" calcext:value-type="string">
            <text:p>AMD Ryzen 5 5600X - Ryzen 5 5000 Series Vermeer (Zen 3) 6-Core 3.7 GHz Socket AM4 65W Desktop Processor - 100-100000065BOX</text:p>
          </table:table-cell>
          <table:table-cell table:style-name="ce7" office:value-type="float" office:value="314.7" calcext:value-type="float">
            <text:p>$314.70</text:p>
          </table:table-cell>
          <table:table-cell table:style-name="ce8" office:value-type="string" calcext:value-type="string">
            <text:p><text:a xlink:href="https://c1.neweggimages.com/ProductImageCompressAll60/19-113-666-V01.jpg" xlink:type="simple">https://c1.neweggimages.com/ProductImageCompressAll60/19-113-666-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3]+1" office:value-type="float" office:value="162" calcext:value-type="float">
            <text:p>162</text:p>
          </table:table-cell>
          <table:table-cell table:style-name="ce5" office:value-type="string" calcext:value-type="string">
            <text:p>MSI Gaming Radeon RX 6600 XT 8GB GDDR6 PCI Express 4.0 ATX Video Card RX 6600 XT GAMING X 8G</text:p>
          </table:table-cell>
          <table:table-cell table:style-name="ce7" office:value-type="float" office:value="579.99" calcext:value-type="float">
            <text:p>$579.99</text:p>
          </table:table-cell>
          <table:table-cell table:style-name="ce8" office:value-type="string" calcext:value-type="string">
            <text:p><text:a xlink:href="https://c1.neweggimages.com/ProductImageCompressAll60/14-137-681-12.jpg" xlink:type="simple">https://c1.neweggimages.com/ProductImageCompressAll60/14-137-681-12.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4]+1" office:value-type="float" office:value="163" calcext:value-type="float">
            <text:p>163</text:p>
          </table:table-cell>
          <table:table-cell table:style-name="ce5" office:value-type="string" calcext:value-type="string">
            <text:p>ABS Legend Gaming PC - Intel i7 11700K - Gigabyte RTX 3090 Gaming OC - G.Skill TridentZ RGB 32GB DDR4 3200MHz - 1TB Intel 670P M.2 NVMe SSD - 240MM RGB AIO</text:p>
          </table:table-cell>
          <table:table-cell table:style-name="ce7" office:value-type="float" office:value="3699.99" calcext:value-type="float">
            <text:p>$3,699.99</text:p>
          </table:table-cell>
          <table:table-cell table:style-name="ce8" office:value-type="string" calcext:value-type="string">
            <text:p><text:a xlink:href="https://c1.neweggimages.com/ProductImageCompressAll60/83-360-183-07.jpg" xlink:type="simple">https://c1.neweggimages.com/ProductImageCompressAll60/83-360-183-07.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5]+1" office:value-type="float" office:value="164" calcext:value-type="float">
            <text:p>164</text:p>
          </table:table-cell>
          <table:table-cell table:style-name="ce5" office:value-type="string" calcext:value-type="string">
            <text:p>iBUYPOWER Gaming Desktop Trace5MR 181I Intel Core i9 11th Gen 11900KF (3.50GHz) 32GB DDR4 1 TB PCIe SSD AMD Radeon RX 6900 XT Windows 10 Home 64-bit</text:p>
          </table:table-cell>
          <table:table-cell table:style-name="ce7" office:value-type="float" office:value="2499.99" calcext:value-type="float">
            <text:p>$2,499.99</text:p>
          </table:table-cell>
          <table:table-cell table:style-name="ce8" office:value-type="string" calcext:value-type="string">
            <text:p><text:a xlink:href="https://c1.neweggimages.com/ProductImageCompressAll60/83-227-945-V01.jpg" xlink:type="simple">https://c1.neweggimages.com/ProductImageCompressAll60/83-227-945-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6]+1" office:value-type="float" office:value="165" calcext:value-type="float">
            <text:p>165</text:p>
          </table:table-cell>
          <table:table-cell table:style-name="ce5" office:value-type="string" calcext:value-type="string">
            <text:p>Sapphire Nitro+ AMD Radeon RX 6700 XT Gaming OC 12GB GDDR6 HDMI / Triple DP (11306-01-20G)</text:p>
          </table:table-cell>
          <table:table-cell table:style-name="ce7" office:value-type="float" office:value="909.99" calcext:value-type="float">
            <text:p>$909.99</text:p>
          </table:table-cell>
          <table:table-cell table:style-name="ce8" office:value-type="string" calcext:value-type="string">
            <text:p><text:a xlink:href="https://c1.neweggimages.com/ProductImageCompressAll60/14-202-399-V01.jpg" xlink:type="simple">https://c1.neweggimages.com/ProductImageCompressAll60/14-202-399-V01.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7]+1" office:value-type="float" office:value="166" calcext:value-type="float">
            <text:p>166</text:p>
          </table:table-cell>
          <table:table-cell table:style-name="ce5" office:value-type="string" calcext:value-type="string">
            <text:p>ABS Gladiator Gaming PC - Intel i7 10700KF - GeForce RTX 3080 - G.Skill TridentZ RGB 16GB DDR4 3200MHz - 1TB Intel 670P M.2 NVMe SSD - 240MM RGB AIO Liquid Cooling</text:p>
          </table:table-cell>
          <table:table-cell table:style-name="ce7" office:value-type="float" office:value="2599.99" calcext:value-type="float">
            <text:p>$2,599.99</text:p>
          </table:table-cell>
          <table:table-cell table:style-name="ce8" office:value-type="string" calcext:value-type="string">
            <text:p><text:a xlink:href="https://c1.neweggimages.com/ProductImageCompressAll60/83-360-185-07.jpg" xlink:type="simple">https://c1.neweggimages.com/ProductImageCompressAll60/83-360-185-07.jpg</text:a></text:p>
          </table:table-cell>
          <table:table-cell table:style-name="ce4" office:value-type="float" office:value="0" calcext:value-type="float">
            <text:p>0</text:p>
          </table:table-cell>
          <table:table-cell table:number-columns-repeated="1019"/>
        </table:table-row>
        <table:table-row table:style-name="ro1">
          <table:table-cell table:style-name="ce3" table:formula="of:=[.A168]+1" office:value-type="float" office:value="167" calcext:value-type="float">
            <text:p>167</text:p>
          </table:table-cell>
          <table:table-cell table:style-name="ce5" office:value-type="string" calcext:value-type="string">
            <text:p>GIGABYTE G27Q 27" 144Hz 1440P Gaming Monitor, 2560 x 1440 IPS Display, 1ms (MPRT) Response Time, 92% DCI-P3, VESA Display HDR400, FreeSync Premium, 1x DisplayPort 1.2, 2x HDMI 2.0, 2x USB 3.0, Height Adjustable</text:p>
          </table:table-cell>
          <table:table-cell table:style-name="ce7" office:value-type="float" office:value="279.99" calcext:value-type="float">
            <text:p>$279.99</text:p>
          </table:table-cell>
          <table:table-cell table:style-name="ce8" office:value-type="string" calcext:value-type="string">
            <text:p><text:a xlink:href="https://c1.neweggimages.com/ProductImageCompressAll60/24-012-015-01.jpg" xlink:type="simple">https://c1.neweggimages.com/ProductImageCompressAll60/24-012-015-01.jpg</text:a></text:p>
          </table:table-cell>
          <table:table-cell table:style-name="ce4" office:value-type="float" office:value="0" calcext:value-type="float">
            <text:p>0</text:p>
          </table:table-cell>
          <table:table-cell table:number-columns-repeated="1019"/>
        </table:table-row>
        <table:table-row table:style-name="ro2" table:number-rows-repeated="10484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
      <number:text>$</number:text>
      <number:number number:decimal-places="2" loext:min-decimal-places="2"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tems" style:display-name="PageStyle_item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45" meta:object-count="0"/>
    <meta:generator>LibreOfficeDev/6.0.5.2$Linux_X86_64 LibreOffice_project/</meta:generator>
  </office:meta>
</office:document-meta>
</file>